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2" svg:font-family="Arial, Helvetica, sans-serif"/>
    <style:font-face style:name="Faustina" svg:font-family="Faustina, Georgia, serif"/>
    <style:font-face style:name="Garamond" svg:font-family="Garamond"/>
    <style:font-face style:name="Georgia" svg:font-family="Georgia, 'Times New Roman', Times, serif"/>
    <style:font-face style:name="Lato" svg:font-family="Lato, sans-serif"/>
    <style:font-face style:name="Montserrat" svg:font-family="Montserrat, Verdana, arial, sans-serif"/>
    <style:font-face style:name="Muli" svg:font-family="Muli, sans-serif"/>
    <style:font-face style:name="Open Sans" svg:font-family="'Open Sans', sans-serif"/>
    <style:font-face style:name="Roboto" svg:font-family="Roboto, Arial, sans-serif"/>
    <style:font-face style:name="arial" svg:font-family="arial, sans-serif"/>
    <style:font-face style:name="tenor sans" svg:font-family="'tenor sans', 'open sans', 'helvetica neue', 'gill sans', sans-serif"/>
    <style:font-face style:name="Lucida Sans1" svg:font-family="'Lucida 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1ce7b"/>
    </style:style>
    <style:style style:name="P2" style:family="paragraph" style:parent-style-name="Standard">
      <style:text-properties fo:font-size="14pt" officeooo:rsid="0011ce7b" officeooo:paragraph-rsid="0011ce7b" style:font-size-asian="12.25pt" style:font-size-complex="14pt"/>
    </style:style>
    <style:style style:name="P3" style:family="paragraph" style:parent-style-name="Standard">
      <style:text-properties fo:font-size="14pt" officeooo:rsid="00148f3b" officeooo:paragraph-rsid="00148f3b" style:font-size-asian="12.25pt" style:font-size-complex="14pt"/>
    </style:style>
    <style:style style:name="P4" style:family="paragraph" style:parent-style-name="Standard">
      <style:text-properties fo:color="#000000" loext:opacity="100%" officeooo:paragraph-rsid="0011ce7b"/>
    </style:style>
    <style:style style:name="P5" style:family="paragraph" style:parent-style-name="Standard">
      <style:text-properties fo:color="#000000" loext:opacity="100%" fo:font-size="9.60000038146973pt" officeooo:rsid="00130d4a" officeooo:paragraph-rsid="00130d4a" style:font-size-asian="9.60000038146973pt" style:font-size-complex="9.60000038146973pt"/>
    </style:style>
    <style:style style:name="P6" style:family="paragraph" style:parent-style-name="Standard">
      <style:text-properties fo:color="#000000" loext:opacity="100%" fo:font-size="10pt" fo:font-weight="bold" officeooo:rsid="00130d4a" officeooo:paragraph-rsid="00130d4a" style:font-size-asian="10pt" style:font-weight-asian="bold" style:font-size-complex="10pt" style:font-weight-complex="bold"/>
    </style:style>
    <style:style style:name="P7" style:family="paragraph" style:parent-style-name="Standard">
      <style:text-properties fo:color="#000000" loext:opacity="100%" fo:font-size="10pt" fo:font-weight="normal" officeooo:rsid="00161d95" officeooo:paragraph-rsid="00161d95" style:font-size-asian="10pt" style:font-weight-asian="normal" style:font-size-complex="10pt" style:font-weight-complex="normal"/>
    </style:style>
    <style:style style:name="P8" style:family="paragraph" style:parent-style-name="Standard">
      <style:text-properties fo:color="#000000" loext:opacity="100%" fo:font-size="14pt" fo:font-weight="normal" officeooo:rsid="00148f3b" officeooo:paragraph-rsid="00148f3b" style:font-size-asian="12.25pt" style:font-weight-asian="normal" style:font-size-complex="14pt" style:font-weight-complex="normal"/>
    </style:style>
    <style:style style:name="P9" style:family="paragraph" style:parent-style-name="Standard">
      <style:text-properties fo:color="#000000" loext:opacity="100%" fo:font-size="14pt" fo:font-weight="normal" officeooo:rsid="00161d95" officeooo:paragraph-rsid="00161d95" style:font-size-asian="12.25pt" style:font-weight-asian="normal" style:font-size-complex="14pt" style:font-weight-complex="normal"/>
    </style:style>
    <style:style style:name="P10" style:family="paragraph" style:parent-style-name="Standard">
      <style:text-properties fo:color="#000000" loext:opacity="100%" fo:font-size="14pt" officeooo:rsid="0011ce7b" officeooo:paragraph-rsid="0011ce7b" style:font-size-asian="12.25pt" style:font-size-complex="14pt"/>
    </style:style>
    <style:style style:name="P11" style:family="paragraph" style:parent-style-name="Standard">
      <style:text-properties fo:color="#000000" loext:opacity="100%" fo:font-size="14pt" officeooo:paragraph-rsid="0011ce7b" style:font-size-asian="12.25pt" style:font-size-complex="14pt"/>
    </style:style>
    <style:style style:name="P12" style:family="paragraph" style:parent-style-name="Standard">
      <style:text-properties fo:color="#000000" loext:opacity="100%" fo:font-size="14pt" officeooo:rsid="00130d4a" officeooo:paragraph-rsid="00130d4a" style:font-size-asian="12.25pt" style:font-size-complex="14pt"/>
    </style:style>
    <style:style style:name="P13" style:family="paragraph" style:parent-style-name="Standard">
      <style:text-properties fo:color="#000000" loext:opacity="100%" fo:font-size="14pt" officeooo:rsid="00148f3b" officeooo:paragraph-rsid="00148f3b" style:font-size-asian="12.25pt" style:font-size-complex="14pt"/>
    </style:style>
    <style:style style:name="P14" style:family="paragraph" style:parent-style-name="Standard">
      <style:text-properties fo:color="#000000" loext:opacity="100%" fo:font-size="14pt" officeooo:rsid="00148f3b" officeooo:paragraph-rsid="0015ccc8" style:font-size-asian="12.25pt" style:font-size-complex="14pt"/>
    </style:style>
    <style:style style:name="P15" style:family="paragraph" style:parent-style-name="Standard">
      <style:text-properties fo:color="#000000" loext:opacity="100%" officeooo:paragraph-rsid="00148f3b"/>
    </style:style>
    <style:style style:name="P16" style:family="paragraph" style:parent-style-name="Standard">
      <style:text-properties fo:color="#000000" loext:opacity="100%" fo:font-size="9pt" fo:font-weight="bold" officeooo:rsid="00148f3b" officeooo:paragraph-rsid="0015ccc8" style:font-size-asian="9pt" style:font-weight-asian="bold" style:font-size-complex="9pt" style:font-weight-complex="bold"/>
    </style:style>
    <style:style style:name="P17" style:family="paragraph" style:parent-style-name="Standard">
      <style:text-properties fo:color="#000000" loext:opacity="100%" fo:font-weight="bold" officeooo:paragraph-rsid="00175048" style:font-weight-asian="bold" style:font-weight-complex="bold"/>
    </style:style>
    <style:style style:name="P18" style:family="paragraph" style:parent-style-name="Standard">
      <style:text-properties fo:color="#000000" loext:opacity="100%" fo:font-weight="bold" officeooo:rsid="00196449" officeooo:paragraph-rsid="00196449" style:font-weight-asian="bold" style:font-weight-complex="bold"/>
    </style:style>
    <style:style style:name="P19" style:family="paragraph" style:parent-style-name="Standard">
      <style:text-properties fo:color="#000000" loext:opacity="100%" fo:font-weight="bold" officeooo:rsid="001a95d8" officeooo:paragraph-rsid="001a95d8" style:font-weight-asian="bold" style:font-weight-complex="bold"/>
    </style:style>
    <style:style style:name="P20" style:family="paragraph" style:parent-style-name="Standard">
      <style:text-properties officeooo:paragraph-rsid="00148f3b"/>
    </style:style>
    <style:style style:name="P21" style:family="paragraph" style:parent-style-name="Standard">
      <style:text-properties fo:font-size="9pt" fo:font-weight="bold" officeooo:rsid="00148f3b" officeooo:paragraph-rsid="0015ccc8" style:font-size-asian="9pt" style:font-weight-asian="bold" style:font-size-complex="9pt" style:font-weight-complex="bold"/>
    </style:style>
    <style:style style:name="P22" style:family="paragraph" style:parent-style-name="Standard">
      <style:text-properties fo:font-size="10pt" fo:font-weight="normal" officeooo:rsid="00161d95" officeooo:paragraph-rsid="00161d95" style:font-size-asian="10pt" style:font-weight-asian="normal" style:font-size-complex="10pt" style:font-weight-complex="normal"/>
    </style:style>
    <style:style style:name="P23" style:family="paragraph" style:parent-style-name="Standard">
      <style:text-properties fo:font-variant="normal" fo:text-transform="none" fo:color="#111111" loext:opacity="100%" style:font-name="Comic Sans MS" fo:font-size="12pt" fo:letter-spacing="normal" fo:font-style="normal" fo:font-weight="normal" officeooo:rsid="0017ec9a" officeooo:paragraph-rsid="00175048" style:font-size-asian="10.5pt" style:font-weight-asian="normal" style:font-size-complex="12pt" style:font-weight-complex="normal"/>
    </style:style>
    <style:style style:name="P24" style:family="paragraph" style:parent-style-name="Standard">
      <style:text-properties fo:font-variant="normal" fo:text-transform="none" fo:color="#000000" loext:opacity="100%" style:font-name="Comic Sans MS" fo:font-size="12pt" fo:letter-spacing="normal" fo:font-style="normal" fo:font-weight="normal" officeooo:rsid="0017ec9a" officeooo:paragraph-rsid="00175048" style:font-size-asian="10.5pt" style:font-weight-asian="normal" style:font-size-complex="12pt" style:font-weight-complex="normal"/>
    </style:style>
    <style:style style:name="P25" style:family="paragraph" style:parent-style-name="Standard">
      <style:text-properties fo:font-variant="normal" fo:text-transform="none" fo:color="#000000" loext:opacity="100%" style:font-name="Comic Sans MS" fo:font-size="12pt" fo:letter-spacing="normal" fo:font-style="normal" fo:font-weight="normal" officeooo:rsid="00175048" officeooo:paragraph-rsid="00175048" style:font-size-asian="10.5pt" style:font-weight-asian="normal" style:font-size-complex="12pt" style:font-weight-complex="normal"/>
    </style:style>
    <style:style style:name="P26" style:family="paragraph" style:parent-style-name="Standard">
      <style:text-properties officeooo:rsid="0011ce7b" officeooo:paragraph-rsid="0011ce7b"/>
    </style:style>
    <style:style style:name="P27" style:family="paragraph" style:parent-style-name="Standard">
      <style:text-properties officeooo:paragraph-rsid="00175048"/>
    </style:style>
    <style:style style:name="P28" style:family="paragraph" style:parent-style-name="Standard">
      <style:text-properties officeooo:paragraph-rsid="001a95d8"/>
    </style:style>
    <style:style style:name="P29" style:family="paragraph" style:parent-style-name="Standard">
      <style:text-properties fo:color="#111111" loext:opacity="100%" fo:font-weight="normal" officeooo:paragraph-rsid="001a95d8" style:font-weight-asian="normal" style:font-weight-complex="normal"/>
    </style:style>
    <style:style style:name="P30" style:family="paragraph" style:parent-style-name="Standard">
      <style:text-properties fo:color="#111111" loext:opacity="100%" fo:font-size="9pt" fo:font-weight="bold" officeooo:rsid="00148f3b" officeooo:paragraph-rsid="001a95d8" style:font-size-asian="9pt" style:font-weight-asian="bold" style:font-size-complex="9pt" style:font-weight-complex="bold"/>
    </style:style>
    <style:style style:name="P31" style:family="paragraph" style:parent-style-name="Standard">
      <style:text-properties fo:color="#111111" loext:opacity="100%" fo:font-size="14pt" fo:font-weight="bold" officeooo:rsid="001a95d8" officeooo:paragraph-rsid="001a95d8" style:font-size-asian="14pt" style:font-weight-asian="bold" style:font-size-complex="14pt" style:font-weight-complex="bold"/>
    </style:style>
    <style:style style:name="P32" style:family="paragraph" style:parent-style-name="Standard">
      <style:text-properties fo:color="#111111" loext:opacity="100%" fo:font-size="14pt" officeooo:rsid="001c93cf" officeooo:paragraph-rsid="001c93cf" style:font-size-asian="12.25pt" style:font-size-complex="14pt"/>
    </style:style>
    <style:style style:name="P33" style:family="paragraph" style:parent-style-name="Standard">
      <style:text-properties fo:color="#111111" loext:opacity="100%" officeooo:paragraph-rsid="001c93cf"/>
    </style:style>
    <style:style style:name="P34" style:family="paragraph" style:parent-style-name="Standard">
      <style:text-properties fo:color="#111111" loext:opacity="100%" officeooo:rsid="001c93cf" officeooo:paragraph-rsid="001c93cf"/>
    </style:style>
    <style:style style:name="P35" style:family="paragraph" style:parent-style-name="Standard">
      <style:text-properties fo:color="#111111" loext:opacity="100%" officeooo:paragraph-rsid="001a95d8"/>
    </style:style>
    <style:style style:name="P36" style:family="paragraph" style:parent-style-name="Standard">
      <style:text-properties officeooo:paragraph-rsid="001c93cf"/>
    </style:style>
    <style:style style:name="P37" style:family="paragraph" style:parent-style-name="Standard">
      <style:text-properties officeooo:rsid="001d37bc" officeooo:paragraph-rsid="001d37bc"/>
    </style:style>
    <style:style style:name="P38" style:family="paragraph" style:parent-style-name="Text_20_body">
      <style:text-properties officeooo:rsid="001d37bc" officeooo:paragraph-rsid="001d37bc"/>
    </style:style>
    <style:style style:name="P39"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4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1eafa3"/>
    </style:style>
    <style:style style:name="P4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2131d"/>
    </style:style>
    <style:style style:name="P4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2a654"/>
    </style:style>
    <style:style style:name="P4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4ed15"/>
    </style:style>
    <style:style style:name="P4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Muli" fo:font-size="10.8000001907349pt" fo:letter-spacing="normal" fo:font-style="normal" fo:font-weight="normal"/>
    </style:style>
    <style:style style:name="P4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Muli" fo:font-size="14pt" fo:letter-spacing="normal" fo:font-style="normal" fo:font-weight="normal" officeooo:rsid="001d37bc" officeooo:paragraph-rsid="001d37bc" style:font-size-asian="12.25pt" style:font-size-complex="14pt"/>
    </style:style>
    <style:style style:name="P4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Muli" fo:font-size="14pt" fo:letter-spacing="normal" fo:font-style="normal" fo:font-weight="normal" officeooo:rsid="001eafa3" officeooo:paragraph-rsid="001eafa3" style:font-size-asian="12.25pt" style:font-size-complex="14pt"/>
    </style:style>
    <style:style style:name="P4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Muli" fo:font-size="10pt" fo:letter-spacing="normal" fo:font-style="normal" fo:font-weight="normal" officeooo:rsid="001d37bc" officeooo:paragraph-rsid="001d37bc" style:font-size-asian="10pt" style:font-size-complex="10pt"/>
    </style:style>
    <style:style style:name="P4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Faustina" fo:font-size="12pt" fo:letter-spacing="normal" fo:font-style="normal" fo:font-weight="normal" officeooo:rsid="0022a654" officeooo:paragraph-rsid="0022a654"/>
    </style:style>
    <style:style style:name="P4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bdc1c6" loext:opacity="100%" style:font-name="arial" fo:font-size="9.60000038146973pt" fo:letter-spacing="normal" fo:font-style="normal" fo:font-weight="normal" officeooo:paragraph-rsid="001eafa3"/>
    </style:style>
    <style:style style:name="P5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arial" fo:font-size="14pt" fo:letter-spacing="normal" fo:font-style="normal" fo:font-weight="normal" officeooo:rsid="001eafa3" officeooo:paragraph-rsid="001eafa3" style:font-size-asian="12.25pt" style:font-size-complex="14pt"/>
    </style:style>
    <style:style style:name="P5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arial" fo:font-size="14pt" fo:letter-spacing="normal" fo:font-style="normal" fo:font-weight="normal" officeooo:rsid="00209496" officeooo:paragraph-rsid="00209496" style:font-size-asian="12.25pt" style:font-size-complex="14pt"/>
    </style:style>
    <style:style style:name="P5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arial" fo:font-size="14pt" fo:letter-spacing="normal" fo:font-style="normal" fo:font-weight="normal" officeooo:rsid="0022131d" officeooo:paragraph-rsid="0022131d" style:font-size-asian="12.25pt" style:font-size-complex="14pt"/>
    </style:style>
    <style:style style:name="P5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arial" fo:font-size="14pt" fo:letter-spacing="normal" fo:font-style="normal" fo:font-weight="normal" officeooo:rsid="0022a654" officeooo:paragraph-rsid="0022a654" style:font-size-asian="12.25pt" style:font-size-complex="14pt"/>
    </style:style>
    <style:style style:name="P5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arial" fo:font-size="10pt" fo:letter-spacing="normal" fo:font-style="normal" fo:font-weight="normal" officeooo:rsid="00209496" officeooo:paragraph-rsid="001eafa3" style:font-size-asian="10pt" style:font-size-complex="10pt"/>
    </style:style>
    <style:style style:name="P5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11111" loext:opacity="100%" style:font-name="arial" fo:font-size="10.5pt" fo:letter-spacing="normal" fo:font-style="normal" fo:font-weight="normal" officeooo:rsid="0022131d" officeooo:paragraph-rsid="0022131d" style:font-size-asian="10.5pt" style:font-size-complex="10.5pt"/>
    </style:style>
    <style:style style:name="P5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size="14pt" officeooo:rsid="001eafa3" officeooo:paragraph-rsid="001eafa3" style:font-size-asian="12.25pt" style:font-size-complex="14pt"/>
    </style:style>
    <style:style style:name="P5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size="14pt" officeooo:rsid="0022a654" officeooo:paragraph-rsid="0022a654" style:font-size-asian="14pt" style:font-size-complex="14pt"/>
    </style:style>
    <style:style style:name="P5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size="14pt" fo:font-weight="bold" officeooo:rsid="0022a654" officeooo:paragraph-rsid="0022a654" style:font-size-asian="12.25pt" style:font-weight-asian="bold" style:font-size-complex="14pt" style:font-weight-complex="bold"/>
    </style:style>
    <style:style style:name="P5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size="14pt" fo:font-weight="bold" officeooo:rsid="0024ed15" officeooo:paragraph-rsid="0024ed15" style:font-size-asian="12.25pt" style:font-weight-asian="bold" style:font-size-complex="14pt" style:font-weight-complex="bold"/>
    </style:style>
    <style:style style:name="P6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size="14pt" fo:font-weight="bold" officeooo:paragraph-rsid="0024ed15" style:font-size-asian="12.25pt" style:font-weight-asian="bold" style:font-size-complex="14pt" style:font-weight-complex="bold"/>
    </style:style>
    <style:style style:name="P6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size="14pt" fo:font-weight="bold" officeooo:rsid="002534d8" officeooo:paragraph-rsid="002534d8" style:font-size-asian="12.25pt" style:font-weight-asian="bold" style:font-size-complex="14pt" style:font-weight-complex="bold"/>
    </style:style>
    <style:style style:name="P6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size="14pt" fo:font-weight="normal" officeooo:rsid="0022a654" officeooo:paragraph-rsid="0022a654" style:font-size-asian="12.25pt" style:font-weight-asian="normal" style:font-size-complex="14pt" style:font-weight-complex="normal"/>
    </style:style>
    <style:style style:name="P6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size="14pt" fo:font-weight="normal" officeooo:rsid="0023a4e8" officeooo:paragraph-rsid="0023a4e8" style:font-size-asian="12.25pt" style:font-weight-asian="normal" style:font-size-complex="14pt" style:font-weight-complex="normal"/>
    </style:style>
    <style:style style:name="P6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size="14pt" fo:font-weight="normal" officeooo:rsid="0024b2c6" officeooo:paragraph-rsid="0024b2c6" style:font-size-asian="12.25pt" style:font-weight-asian="normal" style:font-size-complex="14pt" style:font-weight-complex="normal"/>
    </style:style>
    <style:style style:name="P6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officeooo:paragraph-rsid="00209496"/>
    </style:style>
    <style:style style:name="P6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officeooo:paragraph-rsid="0022131d"/>
    </style:style>
    <style:style style:name="P6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officeooo:rsid="0022131d" officeooo:paragraph-rsid="0022131d"/>
    </style:style>
    <style:style style:name="P6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weight="bold" officeooo:paragraph-rsid="0022a654" style:font-weight-asian="bold" style:font-weight-complex="bold"/>
    </style:style>
    <style:style style:name="P6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weight="bold" officeooo:paragraph-rsid="0024b2c6" style:font-weight-asian="bold" style:font-weight-complex="bold"/>
    </style:style>
    <style:style style:name="P7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11111" loext:opacity="100%" fo:font-weight="bold" officeooo:paragraph-rsid="0024ed15" style:font-weight-asian="bold" style:font-weight-complex="bold"/>
    </style:style>
    <style:style style:name="P7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size="14pt" officeooo:rsid="0024ed15" officeooo:paragraph-rsid="0024ed15" style:font-size-asian="12.25pt" style:font-size-complex="14pt"/>
    </style:style>
    <style:style style:name="P72" style:family="paragraph" style:parent-style-name="Text_20_body">
      <style:paragraph-properties fo:margin-left="0cm" fo:margin-right="0cm" fo:margin-top="0cm" fo:margin-bottom="0.55cm" style:contextual-spacing="false" style:line-height-at-least="0.55cm" fo:orphans="2" fo:widows="2" fo:text-indent="0cm" style:auto-text-indent="false"/>
      <style:text-properties fo:font-variant="normal" fo:text-transform="none" fo:color="#000000" loext:opacity="100%" style:font-name="Faustina" fo:font-size="12pt" fo:letter-spacing="normal" fo:font-style="normal" fo:font-weight="normal"/>
    </style:style>
    <style:style style:name="P73" style:family="paragraph" style:parent-style-name="Text_20_body">
      <style:paragraph-properties fo:margin-left="0cm" fo:margin-right="0cm" fo:margin-top="0cm" fo:margin-bottom="0.55cm" style:contextual-spacing="false" style:line-height-at-least="0.55cm" fo:orphans="2" fo:widows="2" fo:text-indent="0cm" style:auto-text-indent="false"/>
      <style:text-properties fo:font-variant="normal" fo:text-transform="none" fo:color="#000000" loext:opacity="100%" style:font-name="Faustina" fo:font-size="14pt" fo:letter-spacing="normal" fo:font-style="normal" fo:font-weight="normal" officeooo:rsid="0022a654" officeooo:paragraph-rsid="0022a654" style:font-size-asian="14pt" style:font-size-complex="14pt"/>
    </style:style>
    <style:style style:name="P74" style:family="paragraph" style:parent-style-name="Text_20_body">
      <style:paragraph-properties fo:margin-left="0cm" fo:margin-right="0cm" fo:margin-top="0cm" fo:margin-bottom="0.55cm" style:contextual-spacing="false" style:line-height-at-least="0.55cm" fo:orphans="2" fo:widows="2" fo:text-indent="0cm" style:auto-text-indent="false"/>
      <style:text-properties fo:color="#111111" loext:opacity="100%" fo:font-size="10pt" fo:font-weight="bold" officeooo:paragraph-rsid="0022a654" style:font-size-asian="10pt" style:font-weight-asian="bold" style:font-size-complex="10pt" style:font-weight-complex="bold"/>
    </style:style>
    <style:style style:name="P75" style:family="paragraph" style:parent-style-name="Standard">
      <style:paragraph-properties fo:margin-left="0cm" fo:margin-right="0cm" fo:text-align="start" style:justify-single-word="false" fo:orphans="2" fo:widows="2" fo:text-indent="0cm" style:auto-text-indent="false"/>
      <style:text-properties fo:color="#111111" loext:opacity="100%" fo:font-weight="bold" style:font-weight-asian="bold" style:font-weight-complex="bold"/>
    </style:style>
    <style:style style:name="P76" style:family="paragraph" style:parent-style-name="Standard">
      <style:paragraph-properties fo:margin-left="0cm" fo:margin-right="0cm" fo:text-align="start" style:justify-single-word="false" fo:orphans="2" fo:widows="2" fo:text-indent="0cm" style:auto-text-indent="false"/>
      <style:text-properties fo:color="#111111" loext:opacity="100%" fo:font-weight="bold" officeooo:paragraph-rsid="002534d8" style:font-weight-asian="bold" style:font-weight-complex="bold"/>
    </style:style>
    <style:style style:name="P77" style:family="paragraph" style:parent-style-name="Standard">
      <style:paragraph-properties fo:margin-left="0cm" fo:margin-right="0cm" fo:text-align="start" style:justify-single-word="false" fo:orphans="2" fo:widows="2" fo:text-indent="0cm" style:auto-text-indent="false"/>
      <style:text-properties fo:color="#111111" loext:opacity="100%" fo:font-weight="bold" officeooo:paragraph-rsid="00260615" style:font-weight-asian="bold" style:font-weight-complex="bold"/>
    </style:style>
    <style:style style:name="P78" style:family="paragraph" style:parent-style-name="Standard">
      <style:paragraph-properties fo:margin-left="0cm" fo:margin-right="0cm" fo:text-align="start" style:justify-single-word="false" fo:orphans="2" fo:widows="2" fo:text-indent="0cm" style:auto-text-indent="false"/>
      <style:text-properties fo:color="#111111" loext:opacity="100%" fo:font-weight="bold" officeooo:paragraph-rsid="002685a1" style:font-weight-asian="bold" style:font-weight-complex="bold"/>
    </style:style>
    <style:style style:name="P79" style:family="paragraph" style:parent-style-name="Standard">
      <style:paragraph-properties fo:margin-left="0cm" fo:margin-right="0cm" fo:text-align="start" style:justify-single-word="false" fo:orphans="2" fo:widows="2" fo:text-indent="0cm" style:auto-text-indent="false"/>
      <style:text-properties fo:color="#111111" loext:opacity="100%" fo:font-weight="bold" officeooo:paragraph-rsid="0027ac80" style:font-weight-asian="bold" style:font-weight-complex="bold"/>
    </style:style>
    <style:style style:name="P80" style:family="paragraph" style:parent-style-name="Standard">
      <style:paragraph-properties fo:margin-left="0cm" fo:margin-right="0cm" fo:text-align="start" style:justify-single-word="false" fo:orphans="2" fo:widows="2" fo:text-indent="0cm" style:auto-text-indent="false"/>
      <style:text-properties fo:color="#111111" loext:opacity="100%" fo:font-weight="bold" officeooo:paragraph-rsid="00297404" style:font-weight-asian="bold" style:font-weight-complex="bold"/>
    </style:style>
    <style:style style:name="P81" style:family="paragraph" style:parent-style-name="Standard">
      <style:paragraph-properties fo:margin-left="0cm" fo:margin-right="0cm" fo:text-align="start" style:justify-single-word="false" fo:orphans="2" fo:widows="2" fo:text-indent="0cm" style:auto-text-indent="false"/>
      <style:text-properties fo:color="#111111" loext:opacity="100%" fo:font-weight="bold" officeooo:rsid="002534d8" officeooo:paragraph-rsid="002534d8" style:font-weight-asian="bold" style:font-weight-complex="bold"/>
    </style:style>
    <style:style style:name="P82" style:family="paragraph" style:parent-style-name="Standard">
      <style:paragraph-properties fo:margin-left="0cm" fo:margin-right="0cm" fo:text-align="start" style:justify-single-word="false" fo:orphans="2" fo:widows="2" fo:text-indent="0cm" style:auto-text-indent="false"/>
      <style:text-properties fo:color="#111111" loext:opacity="100%" fo:font-size="14pt" fo:font-weight="bold" officeooo:rsid="002534d8" officeooo:paragraph-rsid="002534d8" style:font-size-asian="12.25pt" style:font-weight-asian="bold" style:font-size-complex="14pt" style:font-weight-complex="bold"/>
    </style:style>
    <style:style style:name="P83" style:family="paragraph" style:parent-style-name="Standard">
      <style:paragraph-properties fo:margin-left="0cm" fo:margin-right="0cm" fo:text-align="start" style:justify-single-word="false" fo:orphans="2" fo:widows="2" fo:text-indent="0cm" style:auto-text-indent="false"/>
      <style:text-properties fo:color="#111111" loext:opacity="100%" fo:font-size="14pt" fo:font-weight="bold" officeooo:rsid="00260615" officeooo:paragraph-rsid="00260615" style:font-size-asian="12.25pt" style:font-weight-asian="bold" style:font-size-complex="14pt" style:font-weight-complex="bold"/>
    </style:style>
    <style:style style:name="P84" style:family="paragraph" style:parent-style-name="Standard">
      <style:paragraph-properties fo:margin-left="0cm" fo:margin-right="0cm" fo:text-align="start" style:justify-single-word="false" fo:orphans="2" fo:widows="2" fo:text-indent="0cm" style:auto-text-indent="false"/>
      <style:text-properties fo:color="#111111" loext:opacity="100%" fo:font-size="14pt" fo:font-weight="bold" officeooo:rsid="002685a1" officeooo:paragraph-rsid="002685a1" style:font-size-asian="12.25pt" style:font-weight-asian="bold" style:font-size-complex="14pt" style:font-weight-complex="bold"/>
    </style:style>
    <style:style style:name="P85" style:family="paragraph" style:parent-style-name="Standard">
      <style:paragraph-properties fo:margin-left="0cm" fo:margin-right="0cm" fo:text-align="start" style:justify-single-word="false" fo:orphans="2" fo:widows="2" fo:text-indent="0cm" style:auto-text-indent="false"/>
      <style:text-properties fo:color="#111111" loext:opacity="100%" fo:font-size="14pt" fo:font-weight="bold" officeooo:rsid="0027ac80" officeooo:paragraph-rsid="0027ac80" style:font-size-asian="12.25pt" style:font-weight-asian="bold" style:font-size-complex="14pt" style:font-weight-complex="bold"/>
    </style:style>
    <style:style style:name="P86" style:family="paragraph" style:parent-style-name="Standard">
      <style:paragraph-properties fo:margin-left="0cm" fo:margin-right="0cm" fo:text-align="start" style:justify-single-word="false" fo:orphans="2" fo:widows="2" fo:text-indent="0cm" style:auto-text-indent="false"/>
      <style:text-properties fo:color="#111111" loext:opacity="100%" fo:font-size="14pt" fo:font-weight="bold" officeooo:rsid="00297404" officeooo:paragraph-rsid="00297404" style:font-size-asian="12.25pt" style:font-weight-asian="bold" style:font-size-complex="14pt" style:font-weight-complex="bold"/>
    </style:style>
    <style:style style:name="P87" style:family="paragraph" style:parent-style-name="Standard">
      <style:paragraph-properties fo:margin-left="0cm" fo:margin-right="0cm" fo:text-align="start" style:justify-single-word="false" fo:orphans="2" fo:widows="2" fo:text-indent="0cm" style:auto-text-indent="false"/>
      <style:text-properties fo:color="#111111" loext:opacity="100%" fo:font-size="14pt" fo:font-weight="bold" officeooo:rsid="0027ac80" officeooo:paragraph-rsid="0027ac80" style:font-size-asian="14pt" style:font-weight-asian="bold" style:font-size-complex="14pt" style:font-weight-complex="bold"/>
    </style:style>
    <style:style style:name="P88" style:family="paragraph" style:parent-style-name="Standard">
      <style:paragraph-properties fo:margin-left="0cm" fo:margin-right="0cm" fo:text-align="start" style:justify-single-word="false" fo:orphans="2" fo:widows="2" fo:text-indent="0cm" style:auto-text-indent="false"/>
      <style:text-properties fo:color="#111111" loext:opacity="100%" fo:font-size="14pt" fo:font-weight="normal" officeooo:rsid="0027ac80" officeooo:paragraph-rsid="0027ac80" style:font-size-asian="12.25pt" style:font-weight-asian="normal" style:font-size-complex="14pt" style:font-weight-complex="normal"/>
    </style:style>
    <style:style style:name="P89" style:family="paragraph" style:parent-style-name="Standard">
      <style:paragraph-properties fo:margin-left="0cm" fo:margin-right="0cm" fo:text-align="start" style:justify-single-word="false" fo:orphans="2" fo:widows="2" fo:text-indent="0cm" style:auto-text-indent="false"/>
      <style:text-properties fo:color="#111111" loext:opacity="100%" fo:font-size="10pt" fo:font-weight="bold" officeooo:paragraph-rsid="002534d8" style:font-size-asian="10pt" style:font-weight-asian="bold" style:font-size-complex="10pt" style:font-weight-complex="bold"/>
    </style:style>
    <style:style style:name="P90" style:family="paragraph" style:parent-style-name="Standard">
      <style:paragraph-properties fo:margin-left="0cm" fo:margin-right="0cm" fo:text-align="start" style:justify-single-word="false" fo:orphans="2" fo:widows="2" fo:text-indent="0cm" style:auto-text-indent="false"/>
      <style:text-properties fo:color="#111111" loext:opacity="100%" fo:font-size="10pt" fo:font-weight="bold" officeooo:paragraph-rsid="002685a1" style:font-size-asian="10pt" style:font-weight-asian="bold" style:font-size-complex="10pt" style:font-weight-complex="bold"/>
    </style:style>
    <style:style style:name="P91" style:family="paragraph" style:parent-style-name="Standard">
      <style:paragraph-properties fo:margin-left="0cm" fo:margin-right="0cm" fo:text-align="start" style:justify-single-word="false" fo:orphans="2" fo:widows="2" fo:text-indent="0cm" style:auto-text-indent="false"/>
      <style:text-properties fo:color="#111111" loext:opacity="100%" fo:font-size="15pt" fo:font-weight="bold" officeooo:rsid="002685a1" officeooo:paragraph-rsid="002685a1" style:font-size-asian="13.1000003814697pt" style:font-weight-asian="bold" style:font-size-complex="15pt" style:font-weight-complex="bold"/>
    </style:style>
    <style:style style:name="P92" style:family="paragraph" style:parent-style-name="Standard">
      <style:paragraph-properties fo:margin-left="0cm" fo:margin-right="0cm" fo:text-align="start" style:justify-single-word="false" fo:orphans="2" fo:widows="2" fo:text-indent="0cm" style:auto-text-indent="false"/>
      <style:text-properties fo:color="#111111" loext:opacity="100%" fo:font-size="10.5pt" fo:font-weight="normal" officeooo:rsid="0027ac80" officeooo:paragraph-rsid="0027ac80" style:font-size-asian="10.5pt" style:font-weight-asian="normal" style:font-size-complex="10.5pt" style:font-weight-complex="normal"/>
    </style:style>
    <style:style style:name="P93" style:family="paragraph" style:parent-style-name="Standard">
      <style:text-properties fo:color="#000000" loext:opacity="100%" fo:font-weight="bold" officeooo:paragraph-rsid="00175048" style:font-weight-asian="bold" style:font-weight-complex="bold"/>
    </style:style>
    <style:style style:name="P94" style:family="paragraph" style:parent-style-name="Standard">
      <style:text-properties fo:color="#000000" loext:opacity="100%" fo:font-weight="bold" officeooo:rsid="001a95d8" officeooo:paragraph-rsid="001a95d8" style:font-weight-asian="bold" style:font-weight-complex="bold"/>
    </style:style>
    <style:style style:name="P95" style:family="paragraph" style:parent-style-name="Standard">
      <style:text-properties fo:color="#000000" loext:opacity="100%" fo:font-size="15pt" fo:font-weight="bold" officeooo:rsid="002d393e" officeooo:paragraph-rsid="002d393e" style:font-size-asian="13.1000003814697pt" style:font-weight-asian="bold" style:font-size-complex="15pt" style:font-weight-complex="bold"/>
    </style:style>
    <style:style style:name="P96" style:family="paragraph" style:parent-style-name="Standard">
      <style:text-properties fo:color="#111111" loext:opacity="100%" fo:font-weight="bold" officeooo:paragraph-rsid="002d393e" style:font-weight-asian="bold" style:font-weight-complex="bold"/>
    </style:style>
    <style:style style:name="P97" style:family="paragraph" style:parent-style-name="Standard">
      <style:text-properties fo:color="#111111" loext:opacity="100%" fo:font-weight="bold" officeooo:paragraph-rsid="002f2a88" style:font-weight-asian="bold" style:font-weight-complex="bold"/>
    </style:style>
    <style:style style:name="P98" style:family="paragraph" style:parent-style-name="Standard">
      <style:text-properties fo:color="#111111" loext:opacity="100%" officeooo:paragraph-rsid="001a95d8"/>
    </style:style>
    <style:style style:name="P99" style:family="paragraph" style:parent-style-name="Standard">
      <style:text-properties fo:color="#111111" loext:opacity="100%" fo:font-size="14pt" officeooo:rsid="002f2a88" officeooo:paragraph-rsid="002f2a88" style:font-size-asian="12.25pt" style:font-size-complex="14pt"/>
    </style:style>
    <style:style style:name="T1" style:family="text">
      <style:text-properties officeooo:rsid="0011ce7b"/>
    </style:style>
    <style:style style:name="T2" style:family="text">
      <style:text-properties fo:font-variant="normal" fo:text-transform="none" fo:color="#bdc1c6" loext:opacity="100%" style:font-name="arial" fo:font-size="9.60000038146973pt" fo:letter-spacing="normal" fo:font-style="normal"/>
    </style:style>
    <style:style style:name="T3" style:family="text">
      <style:text-properties fo:font-variant="normal" fo:text-transform="none" fo:color="#bdc1c6" loext:opacity="100%" style:font-name="arial" fo:font-size="9.60000038146973pt" fo:letter-spacing="normal" fo:font-style="normal" fo:font-weight="normal"/>
    </style:style>
    <style:style style:name="T4" style:family="text">
      <style:text-properties fo:font-variant="normal" fo:text-transform="none" fo:color="#bdc1c6" loext:opacity="100%" style:font-name="arial" fo:font-size="9.60000038146973pt" fo:letter-spacing="normal" fo:font-style="normal" fo:font-weight="normal" style:font-size-asian="12.25pt" style:font-size-complex="14pt"/>
    </style:style>
    <style:style style:name="T5" style:family="text">
      <style:text-properties fo:font-variant="normal" fo:text-transform="none" fo:color="#bdc1c6" loext:opacity="100%" style:font-name="arial" fo:font-size="9.60000038146973pt" fo:letter-spacing="normal" fo:font-style="normal" fo:font-weight="normal" officeooo:rsid="002f2a88" style:font-size-asian="12.25pt" style:font-size-complex="14pt"/>
    </style:style>
    <style:style style:name="T6" style:family="text">
      <style:text-properties fo:font-variant="normal" fo:text-transform="none" fo:color="#bdc1c6" loext:opacity="100%" style:font-name="arial" fo:font-size="9.60000038146973pt" fo:letter-spacing="normal" fo:font-style="normal" fo:font-weight="normal" officeooo:rsid="002d393e" style:font-size-asian="13.1000003814697pt" style:font-weight-asian="bold" style:font-size-complex="15pt" style:font-weight-complex="bold"/>
    </style:style>
    <style:style style:name="T7" style:family="text">
      <style:text-properties fo:font-variant="normal" fo:text-transform="none" fo:color="#bdc1c6" loext:opacity="100%" style:font-name="arial" fo:font-size="9.60000038146973pt" fo:letter-spacing="normal" fo:font-style="normal" officeooo:rsid="002d393e" style:font-size-asian="13.1000003814697pt" style:font-size-complex="15pt"/>
    </style:style>
    <style:style style:name="T8" style:family="text">
      <style:text-properties fo:font-variant="normal" fo:text-transform="none" fo:color="#bdc1c6" loext:opacity="100%" fo:letter-spacing="normal"/>
    </style:style>
    <style:style style:name="T9" style:family="text">
      <style:text-properties fo:font-variant="normal" fo:text-transform="none" fo:color="#bdc1c6" loext:opacity="100%" fo:font-size="14pt" fo:letter-spacing="normal" officeooo:rsid="002f2a88" style:font-size-asian="12.25pt" style:font-size-complex="14pt"/>
    </style:style>
    <style:style style:name="T10" style:family="text">
      <style:text-properties fo:font-variant="normal" fo:text-transform="none" fo:color="#000000" loext:opacity="100%" style:font-name="arial" fo:font-size="9.60000038146973pt" fo:letter-spacing="normal" fo:font-style="normal" fo:font-weight="normal"/>
    </style:style>
    <style:style style:name="T11" style:family="text">
      <style:text-properties fo:font-variant="normal" fo:text-transform="none" fo:color="#000000" loext:opacity="100%" style:font-name="arial" fo:font-size="9.60000038146973pt" fo:letter-spacing="normal" fo:font-style="normal" fo:font-weight="normal" officeooo:rsid="00148f3b" style:font-size-asian="12.25pt" style:font-weight-asian="normal" style:font-size-complex="14pt" style:font-weight-complex="normal"/>
    </style:style>
    <style:style style:name="T12" style:family="text">
      <style:text-properties fo:font-variant="normal" fo:text-transform="none" fo:color="#000000" loext:opacity="100%" fo:letter-spacing="normal"/>
    </style:style>
    <style:style style:name="T13" style:family="text">
      <style:text-properties fo:font-variant="normal" fo:text-transform="none" fo:color="#000000" loext:opacity="100%" fo:font-size="14pt" fo:letter-spacing="normal" fo:font-weight="normal" officeooo:rsid="00148f3b" style:font-size-asian="12.25pt" style:font-weight-asian="normal" style:font-size-complex="14pt" style:font-weight-complex="normal"/>
    </style:style>
    <style:style style:name="T14" style:family="text">
      <style:text-properties fo:font-variant="normal" fo:text-transform="none" fo:color="#000000" loext:opacity="100%" style:font-name="Garamond" fo:letter-spacing="normal" fo:font-style="normal" fo:font-weight="normal"/>
    </style:style>
    <style:style style:name="T15" style:family="text">
      <style:text-properties fo:font-variant="normal" fo:text-transform="none" fo:color="#000000" loext:opacity="100%" style:font-name="Comic Sans MS" fo:font-size="10.5pt" fo:letter-spacing="normal" fo:font-style="normal" fo:font-weight="normal" officeooo:rsid="00175048" style:font-size-asian="10.5pt" style:font-weight-asian="normal" style:font-size-complex="10.5pt" style:font-weight-complex="normal"/>
    </style:style>
    <style:style style:name="T16" style:family="text">
      <style:text-properties fo:font-variant="normal" fo:text-transform="none" fo:color="#000000" loext:opacity="100%" style:font-name="Arial2" fo:font-size="10pt" fo:letter-spacing="0.021cm" fo:font-style="normal" fo:font-weight="normal" style:font-size-asian="10pt" style:font-size-complex="10pt"/>
    </style:style>
    <style:style style:name="T17" style:family="text">
      <style:text-properties fo:font-variant="normal" fo:text-transform="none" style:font-name="arial" fo:font-size="9.60000038146973pt" fo:letter-spacing="normal" fo:font-style="normal"/>
    </style:style>
    <style:style style:name="T18" style:family="text">
      <style:text-properties fo:font-variant="normal" fo:text-transform="none" style:font-name="arial" fo:font-size="9.60000038146973pt" fo:letter-spacing="normal" fo:font-style="normal" fo:font-weight="normal"/>
    </style:style>
    <style:style style:name="T19" style:family="text">
      <style:text-properties fo:font-variant="normal" fo:text-transform="none" style:font-name="arial" fo:font-size="9.60000038146973pt" fo:letter-spacing="normal" fo:font-style="normal" fo:font-weight="normal" style:font-size-asian="12.25pt" style:font-size-complex="14pt"/>
    </style:style>
    <style:style style:name="T20" style:family="text">
      <style:text-properties fo:font-variant="normal" fo:text-transform="none" style:font-name="arial" fo:font-size="9.60000038146973pt" fo:letter-spacing="normal" fo:font-style="normal" fo:font-weight="normal" officeooo:rsid="0011ce7b" style:font-size-asian="12.25pt" style:font-size-complex="14pt"/>
    </style:style>
    <style:style style:name="T21" style:family="text">
      <style:text-properties fo:font-variant="normal" fo:text-transform="none" style:font-name="arial" fo:font-size="9.60000038146973pt" fo:letter-spacing="normal" fo:font-style="normal" fo:font-weight="normal" officeooo:rsid="001c93cf" style:font-size-asian="12.25pt" style:font-size-complex="14pt"/>
    </style:style>
    <style:style style:name="T22" style:family="text">
      <style:text-properties fo:font-variant="normal" fo:text-transform="none" style:font-name="arial" fo:font-size="9.60000038146973pt" fo:letter-spacing="normal" fo:font-style="normal" fo:font-weight="normal" officeooo:rsid="00209496" style:font-size-asian="12.25pt" style:font-size-complex="14pt"/>
    </style:style>
    <style:style style:name="T23" style:family="text">
      <style:text-properties fo:font-variant="normal" fo:text-transform="none" style:font-name="arial" fo:font-size="9.60000038146973pt" fo:letter-spacing="normal" fo:font-style="normal" fo:font-weight="normal" officeooo:rsid="0022131d" style:font-size-asian="12.25pt" style:font-size-complex="14pt"/>
    </style:style>
    <style:style style:name="T24" style:family="text">
      <style:text-properties fo:font-variant="normal" fo:text-transform="none" style:font-name="arial" fo:font-size="9.60000038146973pt" fo:letter-spacing="normal" fo:font-style="normal" fo:font-weight="normal" officeooo:rsid="002f2a88" style:font-size-asian="12.25pt" style:font-size-complex="14pt"/>
    </style:style>
    <style:style style:name="T25" style:family="text">
      <style:text-properties fo:font-variant="normal" fo:text-transform="none" style:font-name="arial" fo:font-size="9.60000038146973pt" fo:letter-spacing="normal" fo:font-style="normal" fo:font-weight="normal" officeooo:rsid="001c93cf"/>
    </style:style>
    <style:style style:name="T26" style:family="text">
      <style:text-properties fo:font-variant="normal" fo:text-transform="none" style:font-name="arial" fo:font-size="9.60000038146973pt" fo:letter-spacing="normal" fo:font-style="normal" officeooo:rsid="001a95d8"/>
    </style:style>
    <style:style style:name="T27" style:family="text">
      <style:text-properties fo:font-variant="normal" fo:text-transform="none" style:font-name="arial" fo:font-size="9.60000038146973pt" fo:letter-spacing="normal" fo:font-style="normal" officeooo:rsid="0022a654" style:font-size-asian="14pt" style:font-size-complex="14pt"/>
    </style:style>
    <style:style style:name="T28" style:family="text">
      <style:text-properties fo:font-variant="normal" fo:text-transform="none" style:font-name="arial" fo:font-size="9.60000038146973pt" fo:letter-spacing="normal" fo:font-style="normal" officeooo:rsid="0027ac80" style:font-size-asian="14pt" style:font-size-complex="14pt"/>
    </style:style>
    <style:style style:name="T29" style:family="text">
      <style:text-properties fo:font-variant="normal" fo:text-transform="none" style:font-name="arial" fo:font-size="9.60000038146973pt" fo:letter-spacing="normal" fo:font-style="normal" officeooo:rsid="0024b2c6" style:font-size-asian="12.25pt" style:font-size-complex="14pt"/>
    </style:style>
    <style:style style:name="T30" style:family="text">
      <style:text-properties fo:font-variant="normal" fo:text-transform="none" style:font-name="arial" fo:font-size="9.60000038146973pt" fo:letter-spacing="normal" fo:font-style="normal" officeooo:rsid="0024ed15" style:font-size-asian="12.25pt" style:font-size-complex="14pt"/>
    </style:style>
    <style:style style:name="T31" style:family="text">
      <style:text-properties fo:font-variant="normal" fo:text-transform="none" style:font-name="arial" fo:font-size="9.60000038146973pt" fo:letter-spacing="normal" fo:font-style="normal" officeooo:rsid="00260615" style:font-size-asian="12.25pt" style:font-size-complex="14pt"/>
    </style:style>
    <style:style style:name="T32" style:family="text">
      <style:text-properties fo:font-variant="normal" fo:text-transform="none" style:font-name="arial" fo:font-size="9.60000038146973pt" fo:letter-spacing="normal" fo:font-style="normal" officeooo:rsid="002685a1" style:font-size-asian="12.25pt" style:font-size-complex="14pt"/>
    </style:style>
    <style:style style:name="T33" style:family="text">
      <style:text-properties fo:font-variant="normal" fo:text-transform="none" style:font-name="arial" fo:font-size="9.60000038146973pt" fo:letter-spacing="normal" fo:font-style="normal" officeooo:rsid="00297404" style:font-size-asian="12.25pt" style:font-size-complex="14pt"/>
    </style:style>
    <style:style style:name="T34" style:family="text">
      <style:text-properties fo:font-variant="normal" fo:text-transform="none" style:font-name="arial" fo:font-size="9.60000038146973pt" fo:letter-spacing="normal" fo:font-style="normal" officeooo:rsid="002c0e96" style:font-size-asian="12.25pt" style:font-size-complex="14pt"/>
    </style:style>
    <style:style style:name="T35" style:family="text">
      <style:text-properties fo:font-variant="normal" fo:text-transform="none" style:font-name="arial" fo:font-size="9.60000038146973pt" fo:letter-spacing="normal" fo:font-style="normal" officeooo:rsid="002f2a88" style:font-size-asian="12.25pt" style:font-size-complex="14pt"/>
    </style:style>
    <style:style style:name="T36" style:family="text">
      <style:text-properties fo:font-variant="normal" fo:text-transform="none" style:font-name="arial" fo:font-size="9.60000038146973pt" fo:letter-spacing="normal" fo:font-style="normal" loext:padding="0cm" loext:border="none"/>
    </style:style>
    <style:style style:name="T37" style:family="text">
      <style:text-properties fo:font-variant="normal" fo:text-transform="none" style:font-name="arial" fo:font-size="9.60000038146973pt" fo:letter-spacing="normal" fo:font-style="normal" officeooo:rsid="002534d8"/>
    </style:style>
    <style:style style:name="T38" style:family="text">
      <style:text-properties fo:font-variant="normal" fo:text-transform="none" style:font-name="arial" fo:font-size="9.60000038146973pt" fo:letter-spacing="normal" fo:font-style="normal" officeooo:rsid="002d393e" style:font-size-asian="13.1000003814697pt" style:font-size-complex="15pt"/>
    </style:style>
    <style:style style:name="T39" style:family="text">
      <style:text-properties fo:font-variant="normal" fo:text-transform="none" style:font-name="arial" fo:letter-spacing="normal" fo:font-style="normal"/>
    </style:style>
    <style:style style:name="T40" style:family="text">
      <style:text-properties fo:font-variant="normal" fo:text-transform="none" style:font-name="arial" fo:letter-spacing="normal" fo:font-style="normal" fo:font-weight="normal"/>
    </style:style>
    <style:style style:name="T41" style:family="text">
      <style:text-properties fo:font-variant="normal" fo:text-transform="none" style:font-name="arial" fo:letter-spacing="normal" fo:font-style="normal" officeooo:rsid="0022a654"/>
    </style:style>
    <style:style style:name="T42" style:family="text">
      <style:text-properties fo:font-variant="normal" fo:text-transform="none" style:font-name="arial" fo:letter-spacing="normal" fo:font-style="normal" officeooo:rsid="002534d8"/>
    </style:style>
    <style:style style:name="T43" style:family="text">
      <style:text-properties fo:font-variant="normal" fo:text-transform="none" style:font-name="arial" fo:font-size="10pt" fo:letter-spacing="normal" fo:font-style="normal" fo:font-weight="normal" style:font-size-asian="10pt" style:font-size-complex="10pt"/>
    </style:style>
    <style:style style:name="T44" style:family="text">
      <style:text-properties fo:font-variant="normal" fo:text-transform="none" style:font-name="arial" fo:font-size="14pt" fo:letter-spacing="normal" fo:font-style="normal" fo:font-weight="normal" style:font-size-asian="12.25pt" style:font-size-complex="14pt"/>
    </style:style>
    <style:style style:name="T45" style:family="text">
      <style:text-properties fo:font-variant="normal" fo:text-transform="none" style:font-name="arial" fo:font-size="14pt" fo:letter-spacing="normal" fo:font-style="normal" fo:font-weight="normal" officeooo:rsid="00209496" style:font-size-asian="12.25pt" style:font-size-complex="14pt"/>
    </style:style>
    <style:style style:name="T46" style:family="text">
      <style:text-properties fo:font-variant="normal" fo:text-transform="none" style:font-name="arial" fo:font-size="14pt" fo:letter-spacing="normal" fo:font-style="normal" fo:font-weight="normal" officeooo:rsid="0022131d" style:font-size-asian="12.25pt" style:font-size-complex="14pt"/>
    </style:style>
    <style:style style:name="T47" style:family="text">
      <style:text-properties fo:font-variant="normal" fo:text-transform="none" style:font-name="arial" fo:font-size="8.39999961853027pt" fo:letter-spacing="normal" fo:font-style="normal"/>
    </style:style>
    <style:style style:name="T48" style:family="text">
      <style:text-properties fo:font-variant="normal" fo:text-transform="none" fo:font-size="14pt" fo:letter-spacing="normal" officeooo:rsid="0011ce7b" style:font-size-asian="12.25pt" style:font-size-complex="14pt"/>
    </style:style>
    <style:style style:name="T49" style:family="text">
      <style:text-properties fo:font-variant="normal" fo:text-transform="none" fo:font-size="14pt" fo:letter-spacing="normal" officeooo:rsid="0024ed15" style:font-size-asian="12.25pt" style:font-size-complex="14pt"/>
    </style:style>
    <style:style style:name="T50" style:family="text">
      <style:text-properties fo:font-variant="normal" fo:text-transform="none" fo:font-size="14pt" fo:letter-spacing="normal" officeooo:rsid="00260615" style:font-size-asian="12.25pt" style:font-size-complex="14pt"/>
    </style:style>
    <style:style style:name="T51" style:family="text">
      <style:text-properties fo:font-variant="normal" fo:text-transform="none" fo:font-size="14pt" fo:letter-spacing="normal" officeooo:rsid="002685a1" style:font-size-asian="12.25pt" style:font-size-complex="14pt"/>
    </style:style>
    <style:style style:name="T52" style:family="text">
      <style:text-properties fo:font-variant="normal" fo:text-transform="none" fo:font-size="14pt" fo:letter-spacing="normal" officeooo:rsid="00297404" style:font-size-asian="12.25pt" style:font-size-complex="14pt"/>
    </style:style>
    <style:style style:name="T53" style:family="text">
      <style:text-properties fo:font-variant="normal" fo:text-transform="none" fo:font-size="14pt" fo:letter-spacing="normal" officeooo:rsid="002f2a88" style:font-size-asian="12.25pt" style:font-size-complex="14pt"/>
    </style:style>
    <style:style style:name="T54" style:family="text">
      <style:text-properties fo:font-variant="normal" fo:text-transform="none" fo:font-size="14pt" fo:letter-spacing="normal" officeooo:rsid="0022a654" style:font-size-asian="14pt" style:font-size-complex="14pt"/>
    </style:style>
    <style:style style:name="T55" style:family="text">
      <style:text-properties fo:font-variant="normal" fo:text-transform="none" fo:color="#333333" loext:opacity="100%" style:font-name="Roboto" fo:letter-spacing="normal" fo:font-style="normal"/>
    </style:style>
    <style:style style:name="T56" style:family="text">
      <style:text-properties fo:font-variant="normal" fo:text-transform="none" fo:color="#333333" loext:opacity="100%" style:font-name="Roboto" fo:letter-spacing="normal" fo:font-style="normal" fo:font-weight="normal"/>
    </style:style>
    <style:style style:name="T57" style:family="text">
      <style:text-properties fo:font-variant="normal" fo:text-transform="none" fo:color="#565656" loext:opacity="100%" style:font-name="Arial" fo:letter-spacing="normal" fo:font-style="normal"/>
    </style:style>
    <style:style style:name="T58" style:family="text">
      <style:text-properties fo:font-variant="normal" fo:text-transform="none" fo:color="#565656" loext:opacity="100%" fo:letter-spacing="normal"/>
    </style:style>
    <style:style style:name="T59" style:family="text">
      <style:text-properties fo:font-variant="normal" fo:text-transform="none" fo:color="#292b2c" loext:opacity="100%" style:font-name="tenor sans" fo:font-size="9.60000038146973pt" fo:letter-spacing="normal" fo:font-style="normal" fo:font-weight="bold" style:font-weight-asian="bold" style:font-weight-complex="bold"/>
    </style:style>
    <style:style style:name="T60" style:family="text">
      <style:text-properties fo:font-variant="normal" fo:text-transform="none" style:font-name="Arial" fo:letter-spacing="normal" fo:font-style="normal"/>
    </style:style>
    <style:style style:name="T61" style:family="text">
      <style:text-properties fo:font-variant="normal" fo:text-transform="none" fo:letter-spacing="normal"/>
    </style:style>
    <style:style style:name="T62" style:family="text">
      <style:text-properties fo:font-variant="normal" fo:text-transform="none" fo:letter-spacing="normal" officeooo:rsid="001c93cf"/>
    </style:style>
    <style:style style:name="T63" style:family="text">
      <style:text-properties fo:font-variant="normal" fo:text-transform="none" fo:letter-spacing="normal" officeooo:rsid="002534d8"/>
    </style:style>
    <style:style style:name="T64" style:family="text">
      <style:text-properties fo:font-variant="normal" fo:text-transform="none" fo:color="#111111" loext:opacity="100%" style:font-name="arial" fo:font-size="9.60000038146973pt" fo:letter-spacing="normal" fo:font-style="normal" fo:font-weight="normal"/>
    </style:style>
    <style:style style:name="T65" style:family="text">
      <style:text-properties fo:font-variant="normal" fo:text-transform="none" fo:color="#111111" loext:opacity="100%" style:font-name="arial" fo:font-size="9.60000038146973pt" fo:letter-spacing="normal" fo:font-style="normal" fo:font-weight="normal" officeooo:rsid="001c93cf"/>
    </style:style>
    <style:style style:name="T66" style:family="text">
      <style:text-properties fo:font-variant="normal" fo:text-transform="none" fo:color="#111111" loext:opacity="100%" style:font-name="arial" fo:font-size="9.60000038146973pt" fo:letter-spacing="normal" fo:font-style="normal" fo:font-weight="normal" officeooo:rsid="001eafa3" style:font-size-asian="12.25pt" style:font-size-complex="14pt"/>
    </style:style>
    <style:style style:name="T67" style:family="text">
      <style:text-properties fo:font-variant="normal" fo:text-transform="none" fo:color="#111111" loext:opacity="100%" style:font-name="arial" fo:font-size="9.60000038146973pt" fo:letter-spacing="normal" fo:font-style="normal" fo:font-weight="bold" style:font-size-asian="12.25pt" style:font-weight-asian="bold" style:font-size-complex="14pt" style:font-weight-complex="bold"/>
    </style:style>
    <style:style style:name="T68" style:family="text">
      <style:text-properties fo:font-variant="normal" fo:text-transform="none" fo:color="#111111" loext:opacity="100%" style:font-name="arial" fo:font-size="9.60000038146973pt" fo:letter-spacing="normal" fo:font-style="normal" fo:font-weight="bold" officeooo:rsid="0022a654" style:font-size-asian="12.25pt" style:font-weight-asian="bold" style:font-size-complex="14pt" style:font-weight-complex="bold"/>
    </style:style>
    <style:style style:name="T69" style:family="text">
      <style:text-properties fo:font-variant="normal" fo:text-transform="none" fo:color="#111111" loext:opacity="100%" style:font-name="arial" fo:font-size="9.60000038146973pt" fo:letter-spacing="normal" fo:font-style="normal" fo:font-weight="bold" officeooo:rsid="0024ed15" style:font-size-asian="12.25pt" style:font-weight-asian="bold" style:font-size-complex="14pt" style:font-weight-complex="bold"/>
    </style:style>
    <style:style style:name="T70" style:family="text">
      <style:text-properties fo:font-variant="normal" fo:text-transform="none" fo:color="#111111" loext:opacity="100%" style:font-name="arial" fo:font-size="9.60000038146973pt" fo:letter-spacing="normal" fo:font-style="normal" fo:font-weight="bold" style:font-weight-asian="bold" style:font-weight-complex="bold"/>
    </style:style>
    <style:style style:name="T71" style:family="text">
      <style:text-properties fo:font-variant="normal" fo:text-transform="none" fo:color="#111111" loext:opacity="100%" style:font-name="arial" fo:font-size="14pt" fo:letter-spacing="normal" fo:font-style="normal" fo:font-weight="bold" officeooo:rsid="0024ed15" style:font-size-asian="12.25pt" style:font-weight-asian="bold" style:font-size-complex="14pt" style:font-weight-complex="bold"/>
    </style:style>
    <style:style style:name="T72" style:family="text">
      <style:text-properties fo:font-variant="normal" fo:text-transform="none" fo:color="#111111" loext:opacity="100%" style:font-name="arial" fo:font-size="8.39999961853027pt" fo:letter-spacing="normal" fo:font-style="normal" fo:font-weight="bold" style:font-size-asian="12.25pt" style:font-weight-asian="bold" style:font-size-complex="14pt" style:font-weight-complex="bold"/>
    </style:style>
    <style:style style:name="T73" style:family="text">
      <style:text-properties fo:font-variant="normal" fo:text-transform="none" fo:color="#111111" loext:opacity="100%" style:font-name="arial" fo:font-size="11pt" fo:letter-spacing="normal" fo:font-style="normal" fo:font-weight="normal" officeooo:rsid="0022131d" style:font-size-asian="11pt" style:font-size-complex="11pt"/>
    </style:style>
    <style:style style:name="T74" style:family="text">
      <style:text-properties fo:font-variant="normal" fo:text-transform="none" fo:color="#111111" loext:opacity="100%" style:font-name="arial" fo:font-size="10.5pt" fo:letter-spacing="normal" fo:font-style="normal" fo:font-weight="normal" style:font-size-asian="10.5pt" style:font-size-complex="10.5pt"/>
    </style:style>
    <style:style style:name="T75" style:family="text">
      <style:text-properties fo:font-variant="normal" fo:text-transform="none" fo:color="#111111" loext:opacity="100%" fo:letter-spacing="normal"/>
    </style:style>
    <style:style style:name="T76" style:family="text">
      <style:text-properties fo:font-variant="normal" fo:text-transform="none" fo:color="#111111" loext:opacity="100%" fo:letter-spacing="normal" officeooo:rsid="001c93cf"/>
    </style:style>
    <style:style style:name="T77" style:family="text">
      <style:text-properties fo:font-variant="normal" fo:text-transform="none" fo:color="#111111" loext:opacity="100%" fo:letter-spacing="normal" fo:font-weight="bold" style:font-weight-asian="bold" style:font-weight-complex="bold"/>
    </style:style>
    <style:style style:name="T78" style:family="text">
      <style:text-properties fo:font-variant="normal" fo:text-transform="none" fo:color="#111111" loext:opacity="100%" style:font-name="Muli" fo:font-size="14pt" fo:letter-spacing="normal" fo:font-style="normal" fo:font-weight="normal" officeooo:rsid="001eafa3" style:font-size-asian="12.25pt" style:font-size-complex="14pt"/>
    </style:style>
    <style:style style:name="T79" style:family="text">
      <style:text-properties fo:font-variant="normal" fo:text-transform="none" fo:color="#111111" loext:opacity="100%" fo:font-size="14pt" fo:letter-spacing="normal" fo:font-weight="bold" style:font-size-asian="12.25pt" style:font-weight-asian="bold" style:font-size-complex="14pt" style:font-weight-complex="bold"/>
    </style:style>
    <style:style style:name="T80" style:family="text">
      <style:text-properties fo:font-variant="normal" fo:text-transform="none" fo:color="#111111" loext:opacity="100%" fo:font-size="14pt" fo:letter-spacing="normal" fo:font-weight="bold" officeooo:rsid="0022a654" style:font-size-asian="12.25pt" style:font-weight-asian="bold" style:font-size-complex="14pt" style:font-weight-complex="bold"/>
    </style:style>
    <style:style style:name="T81" style:family="text">
      <style:text-properties fo:font-variant="normal" fo:text-transform="none" fo:color="#111111" loext:opacity="100%" fo:font-size="14pt" fo:letter-spacing="normal" fo:font-weight="bold" officeooo:rsid="0024ed15" style:font-size-asian="12.25pt" style:font-weight-asian="bold" style:font-size-complex="14pt" style:font-weight-complex="bold"/>
    </style:style>
    <style:style style:name="T82" style:family="text">
      <style:text-properties fo:font-variant="normal" fo:text-transform="none" style:font-name="Arial1" fo:font-size="9pt" fo:letter-spacing="normal" fo:font-style="normal" fo:font-weight="bold" style:font-size-asian="9pt" style:font-weight-asian="bold" style:font-size-complex="9pt" style:font-weight-complex="bold"/>
    </style:style>
    <style:style style:name="T83" style:family="text">
      <style:text-properties fo:font-variant="normal" fo:text-transform="none" style:font-name="Arial1" fo:font-size="9pt" fo:letter-spacing="normal" fo:font-weight="bold" style:font-size-asian="9pt" style:font-weight-asian="bold" style:font-size-complex="9pt" style:font-weight-complex="bold"/>
    </style:style>
    <style:style style:name="T84" style:family="text">
      <style:text-properties fo:font-variant="normal" fo:text-transform="none" fo:color="#1a1a1a" loext:opacity="100%" style:font-name="Montserrat" fo:font-size="9.60000038146973pt" fo:letter-spacing="normal" fo:font-style="normal" fo:font-weight="normal"/>
    </style:style>
    <style:style style:name="T85" style:family="text">
      <style:text-properties fo:font-variant="normal" fo:text-transform="none" fo:color="#222222" loext:opacity="100%" style:font-name="Muli" fo:font-size="10.8000001907349pt" fo:letter-spacing="normal" fo:font-style="normal" fo:font-weight="normal"/>
    </style:style>
    <style:style style:name="T86" style:family="text">
      <style:text-properties fo:font-variant="normal" fo:text-transform="none" fo:color="#222222" loext:opacity="100%" style:font-name="Muli" fo:font-size="10.8000001907349pt" fo:letter-spacing="normal" fo:font-style="normal" fo:font-weight="bold"/>
    </style:style>
    <style:style style:name="T87" style:family="text">
      <style:text-properties fo:font-variant="normal" fo:text-transform="none" fo:color="#de6f00" loext:opacity="100%" style:text-line-through-style="none" style:text-line-through-type="none" style:font-name="Muli" fo:font-size="10.8000001907349pt" fo:letter-spacing="normal" fo:font-style="normal" style:text-underline-style="none" fo:font-weight="normal" style:text-blinking="false"/>
    </style:style>
    <style:style style:name="T88" style:family="text">
      <style:text-properties fo:font-variant="normal" fo:text-transform="none" style:font-name="Georgia" fo:font-size="10.8000001907349pt" fo:letter-spacing="normal" fo:font-style="normal" fo:font-weight="normal" style:font-size-asian="12.25pt" style:font-size-complex="14pt"/>
    </style:style>
    <style:style style:name="T89" style:family="text">
      <style:text-properties fo:font-variant="normal" fo:text-transform="none" style:font-name="Georgia" fo:font-size="9pt" fo:letter-spacing="normal" fo:font-style="normal" officeooo:rsid="00297404" style:font-size-asian="12.25pt" style:font-size-complex="14pt"/>
    </style:style>
    <style:style style:name="T90" style:family="text">
      <style:text-properties fo:font-variant="normal" fo:text-transform="none" style:text-line-through-style="none" style:text-line-through-type="none" style:font-name="Georgia" fo:font-size="10.8000001907349pt" fo:letter-spacing="normal" fo:font-style="normal" style:text-underline-style="none" fo:font-weight="normal" style:text-blinking="false" fo:background-color="#ffffff" loext:char-shading-value="0" style:font-size-asian="12.25pt" style:font-size-complex="14pt" loext:padding="0cm" loext:border="none"/>
    </style:style>
    <style:style style:name="T91" style:family="text">
      <style:text-properties fo:font-variant="normal" fo:text-transform="none" style:font-name="Faustina" fo:letter-spacing="normal" fo:font-style="normal" officeooo:rsid="0022a654"/>
    </style:style>
    <style:style style:name="T92" style:family="text">
      <style:text-properties fo:font-variant="normal" fo:text-transform="none" style:font-name="Lato" fo:font-size="9.60000038146973pt" fo:letter-spacing="normal" fo:font-style="normal" officeooo:rsid="00260615" style:font-size-asian="12.25pt" style:font-size-complex="14pt"/>
    </style:style>
    <style:style style:name="T93" style:family="text">
      <style:text-properties fo:font-variant="normal" fo:text-transform="none" style:font-name="Open Sans" fo:font-size="9pt" fo:letter-spacing="normal" fo:font-style="normal" officeooo:rsid="0027ac80" style:font-size-asian="12.25pt" style:font-size-complex="14pt"/>
    </style:style>
    <style:style style:name="T94" style:family="text">
      <style:text-properties fo:color="#000000" loext:opacity="100%"/>
    </style:style>
    <style:style style:name="T95" style:family="text">
      <style:text-properties fo:color="#000000" loext:opacity="100%" fo:font-size="14pt" fo:font-weight="normal" officeooo:rsid="00148f3b" style:font-size-asian="12.25pt" style:font-weight-asian="normal" style:font-size-complex="14pt" style:font-weight-complex="normal"/>
    </style:style>
    <style:style style:name="T96" style:family="text">
      <style:text-properties fo:color="#000000" loext:opacity="100%" officeooo:rsid="00175048"/>
    </style:style>
    <style:style style:name="T97" style:family="text">
      <style:text-properties fo:color="#000000" loext:opacity="100%" fo:font-weight="bold" style:font-weight-asian="bold" style:font-weight-complex="bold"/>
    </style:style>
    <style:style style:name="T98" style:family="text">
      <style:text-properties fo:color="#000000" loext:opacity="100%" fo:font-size="15pt" fo:font-weight="bold" officeooo:rsid="002d393e" style:font-size-asian="13.1000003814697pt" style:font-weight-asian="bold" style:font-size-complex="15pt" style:font-weight-complex="bold"/>
    </style:style>
    <style:style style:name="T99" style:family="text">
      <style:text-properties fo:color="#000000" loext:opacity="100%" fo:font-size="15pt" officeooo:rsid="002d393e" style:font-size-asian="13.1000003814697pt" style:font-size-complex="15pt"/>
    </style:style>
    <style:style style:name="T100" style:family="text">
      <style:text-properties fo:font-size="14pt" style:font-size-asian="12.25pt" style:font-size-complex="14pt"/>
    </style:style>
    <style:style style:name="T101" style:family="text">
      <style:text-properties fo:font-size="14pt" officeooo:rsid="0011ce7b" style:font-size-asian="12.25pt" style:font-size-complex="14pt"/>
    </style:style>
    <style:style style:name="T102" style:family="text">
      <style:text-properties fo:font-size="14pt" officeooo:rsid="001c93cf" style:font-size-asian="12.25pt" style:font-size-complex="14pt"/>
    </style:style>
    <style:style style:name="T103" style:family="text">
      <style:text-properties fo:font-size="14pt" officeooo:rsid="0024b2c6" style:font-size-asian="12.25pt" style:font-size-complex="14pt"/>
    </style:style>
    <style:style style:name="T104" style:family="text">
      <style:text-properties fo:font-size="14pt" officeooo:rsid="0024ed15" style:font-size-asian="12.25pt" style:font-size-complex="14pt"/>
    </style:style>
    <style:style style:name="T105" style:family="text">
      <style:text-properties fo:font-size="14pt" officeooo:rsid="00260615" style:font-size-asian="12.25pt" style:font-size-complex="14pt"/>
    </style:style>
    <style:style style:name="T106" style:family="text">
      <style:text-properties fo:font-size="14pt" officeooo:rsid="002685a1" style:font-size-asian="12.25pt" style:font-size-complex="14pt"/>
    </style:style>
    <style:style style:name="T107" style:family="text">
      <style:text-properties fo:font-size="14pt" officeooo:rsid="0027ac80" style:font-size-asian="12.25pt" style:font-size-complex="14pt"/>
    </style:style>
    <style:style style:name="T108" style:family="text">
      <style:text-properties fo:font-size="14pt" officeooo:rsid="00297404" style:font-size-asian="12.25pt" style:font-size-complex="14pt"/>
    </style:style>
    <style:style style:name="T109" style:family="text">
      <style:text-properties fo:font-size="14pt" officeooo:rsid="002f2a88" style:font-size-asian="12.25pt" style:font-size-complex="14pt"/>
    </style:style>
    <style:style style:name="T110" style:family="text">
      <style:text-properties fo:font-size="14pt" officeooo:rsid="0022a654" style:font-size-asian="14pt" style:font-size-complex="14pt"/>
    </style:style>
    <style:style style:name="T111" style:family="text">
      <style:text-properties fo:font-size="14pt" officeooo:rsid="0027ac80" style:font-size-asian="14pt" style:font-size-complex="14pt"/>
    </style:style>
    <style:style style:name="T112" style:family="text">
      <style:text-properties fo:color="#565656" loext:opacity="100%" style:font-name="Arial" fo:letter-spacing="normal" fo:font-style="italic"/>
    </style:style>
    <style:style style:name="T113" style:family="text">
      <style:text-properties officeooo:rsid="001a95d8"/>
    </style:style>
    <style:style style:name="T114" style:family="text">
      <style:text-properties style:font-name="Arial" fo:letter-spacing="normal" fo:font-style="italic"/>
    </style:style>
    <style:style style:name="T115" style:family="text">
      <style:text-properties fo:color="#111111" loext:opacity="100%"/>
    </style:style>
    <style:style style:name="T116" style:family="text">
      <style:text-properties fo:color="#111111" loext:opacity="100%" fo:font-size="10.5pt" fo:font-weight="normal" officeooo:rsid="001a95d8" style:font-size-asian="10.5pt" style:font-weight-asian="normal" style:font-size-complex="10.5pt" style:font-weight-complex="normal"/>
    </style:style>
    <style:style style:name="T117" style:family="text">
      <style:text-properties fo:color="#111111" loext:opacity="100%" officeooo:rsid="001c93cf"/>
    </style:style>
    <style:style style:name="T118" style:family="text">
      <style:text-properties fo:color="#111111" loext:opacity="100%" fo:font-size="14pt" fo:font-weight="bold" style:font-size-asian="12.25pt" style:font-weight-asian="bold" style:font-size-complex="14pt" style:font-weight-complex="bold"/>
    </style:style>
    <style:style style:name="T119" style:family="text">
      <style:text-properties fo:color="#111111" loext:opacity="100%" fo:font-size="14pt" fo:font-weight="bold" officeooo:rsid="0022a654" style:font-size-asian="12.25pt" style:font-weight-asian="bold" style:font-size-complex="14pt" style:font-weight-complex="bold"/>
    </style:style>
    <style:style style:name="T120" style:family="text">
      <style:text-properties fo:color="#111111" loext:opacity="100%" fo:font-size="14pt" fo:font-weight="bold" officeooo:rsid="0024ed15" style:font-size-asian="12.25pt" style:font-weight-asian="bold" style:font-size-complex="14pt" style:font-weight-complex="bold"/>
    </style:style>
    <style:style style:name="T121" style:family="text">
      <style:text-properties fo:color="#111111" loext:opacity="100%" fo:font-size="14pt" officeooo:rsid="002f2a88" style:font-size-asian="12.25pt" style:font-size-complex="14pt"/>
    </style:style>
    <style:style style:name="T122" style:family="text">
      <style:text-properties fo:color="#111111" loext:opacity="100%" fo:font-weight="bold" style:font-weight-asian="bold" style:font-weight-complex="bold"/>
    </style:style>
    <style:style style:name="T123" style:family="text">
      <style:text-properties officeooo:rsid="001c93cf"/>
    </style:style>
    <style:style style:name="T124" style:family="text">
      <style:text-properties fo:font-size="9pt" fo:font-weight="normal" style:font-size-asian="9pt" style:font-weight-asian="normal" style:font-size-complex="9pt" style:font-weight-complex="normal"/>
    </style:style>
    <style:style style:name="T125" style:family="text">
      <style:text-properties officeooo:rsid="002534d8"/>
    </style:style>
    <style:style style:name="T126" style:family="text">
      <style:text-properties officeooo:rsid="002685a1"/>
    </style:style>
    <style:style style:name="T127" style:family="text">
      <style:text-properties fo:text-transform="capitalize" style:font-name="Open Sans" fo:letter-spacing="normal" fo:font-style="normal" officeooo:rsid="002685a1"/>
    </style:style>
    <style:style style:name="T128" style:family="text">
      <style:text-properties fo:font-size="15pt" officeooo:rsid="002d393e" style:font-size-asian="13.1000003814697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Uttar Pradesh =&gt;</text:p>
      <text:p text:style-name="P1"/>
      <text:p text:style-name="P1"/>
      <text:p text:style-name="P2">Mustard--&gt;</text:p>
      <text:p text:style-name="P1"><text:span text:style-name="T1"><text:s/></text:span><text:span text:style-name="T10">Uttar Pradesh is a leading mustard producing state of India 60% of total mustard production</text:span><text:span text:style-name="T12"> </text:span><text:span text:style-name="T10">is from this state. Other than U.P it is grown on a large scale in Rajasthan, Madhya Pradesh, Haryana, Punjab, Assam, Bihar, Gujrat, West Bengal. Maximum yield of mustard (8.40 quintal / ha) is recorded in Jammu and Kashmir.</text:span><text:span text:style-name="T94"> </text:span></text:p>
      <text:p text:style-name="P4"/>
      <text:p text:style-name="P10">Groundnut--&gt;</text:p>
      <text:p text:style-name="P4"><text:span text:style-name="T20">Groundnut farming is a very lucrative business and as much as 5 metric tonnes per hectare of land.. Whatever way you look at it, groundnut farming is a very lucrative and it is a venture that guarantees optimal yield.</text:span><text:span text:style-name="T101"> </text:span><text:span text:style-name="T18">In India, it is grown in an area of about 85 lakh hectares with the total production of 84 lakh tonnes.</text:span> <text:span text:style-name="T20">Groundnut can be sown from first fortnight of January till 2nd fortnight of febraury</text:span><text:span text:style-name="T48"> </text:span><text:span text:style-name="T20">in Uttar Pradesh.</text:span><text:span text:style-name="T101"> </text:span></text:p>
      <text:p text:style-name="P10"/>
      <text:p text:style-name="P10">Rice / Paddy--&gt;</text:p>
      <text:p text:style-name="P4"><text:span text:style-name="T20">Rice is cultivated in 70 districts</text:span><text:span text:style-name="T48"> </text:span><text:span text:style-name="T20">of Uttar Pradesh. Out of which 7 districts are under high productivity group, 29 districts are under medium productivity group, 26 districts are under medium-low productivity group, 5 districts are under low productivity group and 3 districts are under very low productivity group.</text:span><text:span text:style-name="T101"> </text:span><text:span text:style-name="T19">In financial year 2019, rice production across the northern state of Uttar Pradesh in India amounted to over 15 million metric tons. West Bengal was the largest producer of rice in the country that year.</text:span><text:span text:style-name="T100"> </text:span></text:p>
      <text:p text:style-name="P11"/>
      <text:p text:style-name="P12">Wheat--&gt;</text:p>
      <text:p text:style-name="P5"><text:span text:style-name="T56">Wheat is an important staple food crop throughout the globe. India is the second largest producer of wheat after China. Being an agrarian state leading in area and production of wheat in India, Uttar Pradesh holds a prominent place in wheat production. The present study examines the growth and instability in wheat area, production and productivity in Uttar Pradesh state over a period of 1950-51 to 2015-16 and also the study tries to decompose the major factors contributing to growth of wheat production in the state. </text:span> </text:p>
      <text:p text:style-name="P12"/>
      <text:p text:style-name="P12">Maize--&gt;</text:p>
      <text:p text:style-name="P6">Maize is the main crop of the state after paddy in Kharif crops. It is cultivated for grain, corn and green fodder. Timely sowing is necessary for good yield of maize. • Weed control, balanced use of fertilizers, timely irrigation and agricultural protection should be adopted. By adopting the recommended intensive methods, the yield of hybrid / complex species is easily 35-40 kg. per hectare can be obtained. Also, being a short duration crop, it is of great importance for multi-cropping farming.</text:p>
      <text:p text:style-name="P6"/>
      <text:p text:style-name="P8">Sugarcane--&gt;</text:p>
      <text:p text:style-name="P20"><text:span text:style-name="T11">Uttar Pradesh is the highest sugarcane producing State in sub tropical zone</text:span><text:span text:style-name="T13"> </text:span><text:span text:style-name="T11">having area about 22.77 Lakh ha with the production of 135.64 Million Ton cane whereas Haryana has highest productivity of sugarcane in Sub tropical zone.</text:span><text:span text:style-name="T95"> </text:span><text:span text:style-name="T94">In India, sugarcane is the most important commercial crop which is grown over 2.57% of its gross cropped area. Globally India is the second largest producer of sugarcane after Brazil and accounts for about 25% of the world’s production. </text:span></text:p>
      <text:p text:style-name="P15"/>
      <text:p text:style-name="P13">Pea--&gt;</text:p>
      <text:p text:style-name="P3"><text:span text:style-name="T14">Uttar Pradesh is the largest producer of pea, occupying 4.44 lakh ha with annual production of 5.76 lakh tonnes and average productivity of 1,297 kg/ha. While there is no significant change in area in the last three decades, the production has registered significant increase due to improvement in productivity. There is further scope for improvement in productivity by addressing some of the major constraints like powdery mildew, and rust and adoption of better crop management practices.</text:span><text:span text:style-name="T94"> </text:span></text:p>
      <text:p text:style-name="P13"/>
      <text:p text:style-name="P13"/>
      <text:p text:style-name="P13"><text:soft-page-break/>Gram--&gt;</text:p>
      <text:p text:style-name="P14">Generally, urd is cultivated in all the districts of the state, but it is cultivated in more area in Faizabad, Lucknow, Jhansi, Chitrakoot, Kanpur and Bareilly divisions. </text:p>
      <text:p text:style-name="P21"><text:span text:style-name="T57">Black gram (</text:span><text:span text:style-name="T112">Vigna Mungo</text:span><text:span text:style-name="T58"> </text:span><text:span text:style-name="T57">L.), is one of the important pulses crop, grown throughout the country. The crop is resistant to adverse climatic conditions and improve the soil fertility by fixing atmospheric nitrogen in the soil. It has been reported that the crop produces equivalent to 22.10 kg of N/ha., which has been estimated to be supplement of 59 thousand tonnes of urea annually. The pulse 'Black gram' plays an important role in Indian diet, as it contains vegetable protein and supplement to cereal based diet.</text:span><text:span text:style-name="T94"> </text:span></text:p>
      <text:p text:style-name="P16"/>
      <text:p text:style-name="P9">Lentil--&gt;</text:p>
      <text:p text:style-name="P22"><text:span text:style-name="T55">Lentil (Lens culinarisMedik.) is the most ancient cultivated crops among the legumes. It is cultivated in India, with 1.59 million ha of harvest area, producing 0.94 million tonnes with an average yield of 591 kg/ha. In India top three lentil producing states are Uttar Pradesh, Madhya Pradesh and Bihar. The current work is a comprehensive review of lentils status in India, production practices and technology, utilization and notified variety. Lentil is commonly used for human nutrition, animal feed and soil fertility.In addition, this review discusses the constraints to lentil production in India.</text:span><text:span text:style-name="T94"> </text:span></text:p>
      <text:p text:style-name="P7"/>
      <text:p text:style-name="P9"/>
      <text:p text:style-name="P9"/>
      <text:p text:style-name="P23"><text:span text:style-name="T94">Bihar</text:span><text:span text:style-name="T96">=</text:span><text:span text:style-name="T94">&gt;</text:span></text:p>
      <text:p text:style-name="P24"/>
      <text:p text:style-name="P24"/>
      <text:p text:style-name="P25">Makhana--&gt;</text:p>
      <text:p text:style-name="P27"><text:span text:style-name="T15">90 percent of the world's total consumption of makhana is produced in India, out of which 80 percent share is from these districts of North Bihar. </text:span><text:span text:style-name="T59">In recent years, farming of traditionally grown crops like corn and rice in Bihar, has been hit by weather uncertainties and recurring floods. Some farmers, however, have turned the crisis into an opportunity by taking up the cultivation of foxnut as their primary produce. Popularly known as makhana, foxnut comes from the plant prickly water lily (</text:span><text:span text:style-name="Emphasis"><text:span text:style-name="T97">Euryale ferox</text:span></text:span><text:span text:style-name="T59">) which grows in the stagnant water of wetlands or ponds.</text:span><text:span text:style-name="T97"> </text:span></text:p>
      <text:p text:style-name="P17"/>
      <text:p text:style-name="P17"/>
      <text:p text:style-name="P95">Arhar--&gt;</text:p>
      <text:p text:style-name="P96"><text:span text:style-name="T38">Traditional arhar varieties like C11, Bahar, Laxmi and Gwalior 3 are sown in rainfed and dry areas in the first fortnight of June, with the onset of the monsoon. ... The Pusa Arhar-16 variety, however, requires only 120 days for maturity and can be sown in late June or early July and cultivated in October.</text:span><text:span text:style-name="T128"> </text:span><text:span text:style-name="T17">Pigeonpea, a kharif season</text:span><text:span text:style-name="T61"> </text:span><text:span text:style-name="T17">crop, is also commonly known as Red gram, Arhar or Tur. It is the IInd important pulse crop after the gram and a major kharif crop in the country. India ranks Ist in area and production in the world with 80% and 67% of world's acreage and production respectively.</text:span> </text:p>
      <text:p text:style-name="P96"/>
      <text:p text:style-name="P17"/>
      <text:p text:style-name="P18">Urad--&gt;</text:p>
      <text:p text:style-name="P18">Black gram (Vigna Mungo L.) is popularly known as "Urad", is one of the most important pulses crop, grown across India. The Urad crop is resistant to adverse climatic conditions and improves soil fertility by fixing atmospheric nitrogen in the soil.<text:line-break/><text:line-break/>This crop is grown primarily for its protein-rich seeds and used as daal and as the main ingredient in breakfast snacks like dosa, idli, vada &amp; papad.</text:p>
      <text:p text:style-name="P18">crop prefers dry weather condition with an ideal temperature range between 25 C to 35 C. Maturity crop period should coincide with the dry weather the condition for high yield and good quality seeds, this is one of the main criteria to decide the time of planting.</text:p>
      <text:p text:style-name="P18"/>
      <text:p text:style-name="P19"/>
      <text:p text:style-name="P19"/>
      <text:p text:style-name="P19"><text:soft-page-break/>Moong--&gt;</text:p>
      <text:p text:style-name="P29"><text:span text:style-name="T26">Bihar. Area, production and yield of mungbean in the state are 1.8 lakh ha, 1 lakh tonnes and 550 kg/ha respectively. During kharif , mungbean is generally grown as intercrop, and in the recent years, the spring/summer mungbean has become popular.</text:span><text:span text:style-name="T113"> </text:span><text:span text:style-name="T17">The husk of the seed can be soaked in water and used as cattle feed. It is self-pollinated crop. In North India, it is cultivated in both kharif and summer seasons and in South. India, it is cultivated in rabi season.</text:span> </text:p>
      <text:p text:style-name="P19"/>
      <text:p text:style-name="P19">Gram--&gt;</text:p>
      <text:p text:style-name="P30"><text:span text:style-name="T60">Black gram (</text:span><text:span text:style-name="T114">Vigna Mungo</text:span><text:span text:style-name="T61"> </text:span><text:span text:style-name="T60">L.), is one of the important pulses crop, grown throughout the country. The crop is resistant to adverse climatic conditions and improve the soil fertility by fixing atmospheric nitrogen in the soil. It has been reported that the crop produces equivalent to 22.10 kg of N/ha., which has been estimated to be supplement of 59 thousand tonnes of urea annually. The pulse 'Black gram' plays an important role in Indian diet, as it contains vegetable protein and supplement to cereal based diet.</text:span> </text:p>
      <text:p text:style-name="P31">Pea--&gt;</text:p>
      <text:p text:style-name="P28"><text:span text:style-name="T116">Introduction of Green Peas: - Green Peas, also popularly known as "garden peas" is one of the vegetable crops in India and basically this crop is cultivated for its green pods. Green peas belong to Leguminaceae family. Green Peas are used in vegetable cooking's, in soups &amp; frozen canned food as well. Green Pea straw is a nutritious fodder and be used for any animal (livestock) feed.</text:span><text:span text:style-name="T64">Sowing time for pea seeds are dependent on the area of cultivation. In India ,usually Rabi season crop sowing begins from Oct to November mid</text:span><text:span text:style-name="T75"> </text:span><text:span text:style-name="T64">in the plains. In hills, it would be from middle of March to May end. To get higher yields, sowing of seed during the 1st week of Nov is preferred.</text:span><text:span text:style-name="T115"> </text:span></text:p>
      <text:p text:style-name="P35"/>
      <text:p text:style-name="P99">Khesaria--&gt;</text:p>
      <text:p text:style-name="P97"><text:span text:style-name="T35">According to an estimate of the agriculture ministry, khesari is grown in about 400,000-500,000 hectares of farm area</text:span><text:span text:style-name="T53"> </text:span><text:span text:style-name="T35">across the states of Madhya Pradesh, Chhattisgarh, Maharashtra, Bihar and West Bengal and its annual production is about 280,000 to 350,000 tonnes.</text:span><text:span text:style-name="T109"> </text:span><text:span text:style-name="T17">The year was 1961 when the Indian government banned the Khesari Dal deeming it unfit for consumption. The cause of the ban was that a neurological disorder called lathyrism was linked to it. The dal was banned for half a century before states began to rethink the ban. ... Khesari has been dubbed as the poor man's pulse.</text:span> </text:p>
      <text:p text:style-name="P35"/>
      <text:p text:style-name="P34">Lentil--&gt;</text:p>
      <text:p text:style-name="P33"><text:span text:style-name="T25">Lentil is only crop which has performed well in Bihar</text:span><text:span text:style-name="T62"> </text:span><text:span text:style-name="T25">whereas area and production of most of the major pulses have gone down. About 2.2 million ha of rice fallows in Bihar, are most suitable for pulses cultivation.</text:span><text:span text:style-name="T123"> </text:span><text:span text:style-name="T82">Lentils require 80 to 110 days</text:span><text:span text:style-name="T83"> </text:span><text:span text:style-name="T82">until harvest. Lentils need full sun areas. They prefer loose, well-drained soil that is rich in organic matter. They grow best in soil with a pH between 6.0 and 6.5.</text:span><text:span text:style-name="T124"> </text:span><text:span text:style-name="T25">If you are growing lentils, you should know lentils like moderately cool temperature but they are not frost tolerant. They do well in temperate climates with low humidity.</text:span><text:span text:style-name="T123"> </text:span></text:p>
      <text:p text:style-name="P34"/>
      <text:p text:style-name="P32">Potatoes--&gt;</text:p>
      <text:p text:style-name="P33"><text:span text:style-name="T21">In Bihar, potato is grown under tropical and sub-tropical agro-climatic conditions during short and cool winter days from October-March, where crop duration is between 80-110 days only. Potato is grown in Bihar on a wide range of soils under varied climatic and environmental conditions.</text:span><text:span text:style-name="T102"> </text:span><text:span text:style-name="T18">Potato is propagated by tubers. Tubers are thick underground stems also called stolon. Potatoes are grown in the Rabi season between October and November, when the highest and minimum temperatures are 30 Degree Celsius and 20 degrees Celsius, respectively.</text:span> </text:p>
      <text:p text:style-name="P33"/>
      <text:p text:style-name="P34">Onion--&gt;</text:p>
      <text:p text:style-name="P36"><text:span text:style-name="T65">"Bihar today ranks fourth in onion cultivation in the country and Sheikhpura</text:span><text:span text:style-name="T76"> </text:span><text:span text:style-name="T65">is the only district which has been selected by the agriculture department for quality onion seed production. ... However, in Bihar, only red and white varieties are grown namely Pusa Red, Patna Red, Pusa Madhvi, Arka Pragati etc.</text:span><text:span text:style-name="T117"> </text:span><text:span text:style-name="T84">One of the most versatile of all root vegetables -- onion -- has special qualities which add taste and flavour to almost all cuisine prepared the world over, is now not only being cultivated in large areas in the Sheikhpura district of Bihar but also being exported to neighbouring countries like Bangladesh.</text:span> </text:p>
      <text:p text:style-name="P36"/>
      <text:p text:style-name="P37"><text:span text:style-name="T100">Cauliflower</text:span>--&gt;</text:p>
      <text:p text:style-name="P38"><text:soft-page-break/><text:span text:style-name="T85">Cauliflower is one of the most important winter vegetables grow in India. It is a European origin, probably develop from </text:span><text:a xlink:type="simple" xlink:href="https://agricultureguruji.com/broccoli-farming/" text:style-name="Internet_20_link" text:visited-style-name="Visited_20_Internet_20_Link"><text:span text:style-name="T87">broccoli</text:span></text:a><text:span text:style-name="T85">. In India, cauliflower cultivation is done in almost all the states, but the main states are Bihar, U. P., Orissa, Assam, M.P., Gujarat, and Haryana.</text:span></text:p>
      <text:p text:style-name="P39"><text:span text:style-name="T85">The scientific name of cauliflower is  </text:span><text:span text:style-name="Strong_20_Emphasis"><text:span text:style-name="T86">Brassica oleracea var botrytis</text:span></text:span><text:span text:style-name="T85">. It has achieved importance as one of the important and popular vegetables in various parts of the world.</text:span></text:p>
      <text:p text:style-name="P44">Cauliflower plays an important role in the human diet due to its attractive appearance, good taste, and nutritive rich value.</text:p>
      <text:p text:style-name="P44"/>
      <text:p text:style-name="P45">EggPlant--&gt;</text:p>
      <text:p text:style-name="P47">Eggplant is one of the most common tropical vegetables grown in the world. This vegetable is known by different names and "Eggplant" is the common name in North American and Australian English but British English uses "aubergine". This vegetable is known in South Asia and South Africa as brinjal which belongs to the family of "Solanaceae" and genus of "Solanum".There are many eggplant varieties differ in size and shape are grown throughout the world. In south East Asia eggplant is being used in curry and used to prepare different kinds of dishes. Eggplant has some medicinal properties as well. Commercial cultivation of eggplant yields good profits and these vegetables can be marketed easily as there is good demand in local vegetable markets.</text:p>
      <text:p text:style-name="P47"/>
      <text:p text:style-name="P47"/>
      <text:p text:style-name="P47"/>
      <text:p text:style-name="P47"/>
      <text:p text:style-name="P46">Rice / Paddy--&gt;</text:p>
      <text:p text:style-name="P40"><text:span text:style-name="T66">In financial year 2019, rice production across the northern state of Bihar in India amounted to over six million metric tons. West Bengal was the largest producer of rice in the country that year.</text:span><text:span text:style-name="T78"> </text:span><text:span text:style-name="T64">Patna rice, a variety of the species Oryza sativa, and one of the varieties of long-grain white rice, is extensively cultivated in the Indo-Gangetic plains, in and around Patna, capital of Bihar state, India.</text:span><text:span text:style-name="T115"> </text:span><text:span text:style-name="T64">Rice originates in tropical lowlands and requires a long, warm growing season but is cultivated commercially in California and some of the Southeastern states.</text:span><text:span text:style-name="T3"> </text:span></text:p>
      <text:p text:style-name="P49"/>
      <text:p text:style-name="P50">Wheat--&gt;</text:p>
      <text:p text:style-name="P56"><text:span text:style-name="T18">Wheat is grown in three agro-climatic zones of Bihar. Zone-1 includes 13 north Bihar districts: Saran, Siwan, Gopalganj, East-Champaran, West-Champaran, Muzaffarpur, Sitamarhi, Sheohar, Vaishali, Darbhanga, Madhubani, Samastipur and Begusarai.</text:span><text:span text:style-name="T40"> </text:span><text:span text:style-name="T16">Wheat is the main cereal crop in India. The total area under the crop is about 29.8 million hectares in the country. The production of wheat in the country has increased significantly from 75.81 million MT in 2006-07 to an all time record high of 94.88 million MT in 2011-12. The productivity of wheat which was 2602 kg/hectare in 2004-05 has increased to 3140 kg/hectare in 2011-12. The major increase in the productivity of wheat has been observed in the states of Haryana, Punjab and Uttar Pradesh. Higher area coverage is reported from MP in recent years.</text:span><text:span text:style-name="T43"> </text:span></text:p>
      <text:p text:style-name="P54"/>
      <text:p text:style-name="P51">Maize--&gt;</text:p>
      <text:p text:style-name="P65"><text:span text:style-name="T22">Bihar is thus eventually regarded as one of the largest producers in the production of the maize crop in India. ... Around 0.72 million hectare</text:span><text:span text:style-name="T45"> </text:span><text:span text:style-name="T22">is presently under maize cultivation, which is about 7.3 per cent of Gross Cropped Area (GCA) in the state and over 15 lakh farmers are engaged in maize cultivation.</text:span><text:span text:style-name="T45"> </text:span><text:span text:style-name="T18">It is cultivated during winter (rabi)</text:span><text:span text:style-name="T40"> </text:span><text:span text:style-name="T18">in Peninsular India and Bihar. About 7-8% of the production is during rabi season, and the rest is from spring season (summer maize) grown mainly in Northern India</text:span><text:span text:style-name="T40"> </text:span><text:span text:style-name="T22">Yield 10 to 20 quintals per acre. With hybrids we can get yield up to 40 quintals per acre. Harvesting and shelling requires around 12 labor and machinery charges Rs.</text:span><text:span text:style-name="T45"> </text:span></text:p>
      <text:p text:style-name="P51"/>
      <text:p text:style-name="P51"><text:soft-page-break/></text:p>
      <text:p text:style-name="P67"><text:span text:style-name="T45">K</text:span><text:span text:style-name="T44">erala=&gt;</text:span></text:p>
      <text:p text:style-name="P51"/>
      <text:p text:style-name="P67"><text:span text:style-name="T45">P</text:span><text:span text:style-name="T44">addy / Rice --&gt;</text:span></text:p>
      <text:p text:style-name="P67"><text:span text:style-name="T88">Kerala has always had rice shortages. During 1960–61, the peak period for rice production, the shortage of rice was 40.12% of the total demand and this increased to 83.45% in 2009–10 (</text:span><text:a xlink:type="simple" xlink:href="https://www.frontiersin.org/articles/10.3389/fsufs.2019.00116/full#B17" text:style-name="Internet_20_link" text:visited-style-name="Visited_20_Internet_20_Link"><text:span text:style-name="T90">Karunakaran, 2014</text:span></text:a><text:span text:style-name="T88">). With the expected demand for rice to increase in the coming years, food security will be imperiled, unless this situation can be improved. Farmers will have to increase yields by adopting high yielding varieties, or utilize those traditional varieties which are suitable for marginal lands.</text:span><text:span text:style-name="T44"> </text:span></text:p>
      <text:p text:style-name="P52"/>
      <text:p text:style-name="P52">Coconut--&gt;</text:p>
      <text:p text:style-name="P66"><text:span text:style-name="T23">Although coconuts are cultivated on almost 30%</text:span><text:span text:style-name="T46"> </text:span><text:span text:style-name="T23">of the state's cropped area, there are very few large coconut plantations in Kerala. More than 95% of coconut trees are grown in the front and back yards of homesteads.</text:span><text:span text:style-name="T46"> </text:span><text:span text:style-name="T19">Coastal regions have sandy soils</text:span><text:span text:style-name="T44"> </text:span><text:span text:style-name="T19">which is the best for coconut trees which results in a higher yield of the produce (fruit). In Kerala Interior places with fertile soils and plain regions also give good growth to coconut trees.</text:span><text:span text:style-name="T44"> </text:span><text:span text:style-name="T23">Planting the seedlings during May, with the onset of pre-monsoon rains is ideal. Under assured irrigation, planting can be done during April also. In low-lying areas, plant the seedlings in September after the cessation of heavy rains.</text:span><text:span text:style-name="T46"> </text:span></text:p>
      <text:p text:style-name="P52">Black Paper--&gt;</text:p>
      <text:p text:style-name="P67"><text:span text:style-name="T19">It has good demand in the international as well as the local markets and has good economic importance due to the continuous export to foreign countries. Hence it is known as black gold. Kerala itself produces 90% of Black pepper</text:span><text:span text:style-name="T44"> </text:span><text:span text:style-name="T19">from the total production in India.</text:span><text:span text:style-name="T44"> </text:span></text:p>
      <text:p text:style-name="P67"><text:span text:style-name="T19">Black pepper is cultivated mostly by small and marginal holders and their livelihood has crucial bearing on this crop. Idukki and Wayanad</text:span><text:span text:style-name="T44"> </text:span><text:span text:style-name="T19">are the two major pepper producer districts in Kerala. In 2008- 09 Kerala became the largest pepper producer state with over 41,000 tonnes on 1.75 lakh hectares.</text:span><text:span text:style-name="T44"> </text:span></text:p>
      <text:p text:style-name="P52"/>
      <text:p text:style-name="P52">Cashew--&gt;</text:p>
      <text:p text:style-name="P41"><text:span text:style-name="T73">The cashew industry of Kerala is mainly concentrated in Kollam district. The annual Raw Cashew Nuts requirement of the State is about 8,00,000 tonnes; whereas State's domestic production is 84,000 tonnes only. The State therefore meets the major portion of its Raw Cashew Nuts requirement through imports. </text:span><text:span text:style-name="T74">Commercial cultivation of cashew is taken up in eight states of our country mainly in west and eastern coast viz., Andhra Pradesh, Goa, Karnataka, Kerala, Maharashtra, Orissa, Tamilnadu and West Bengal. </text:span></text:p>
      <text:p text:style-name="P55"/>
      <text:p text:style-name="P52">Cassava--&gt;</text:p>
      <text:p text:style-name="P67"><text:span text:style-name="T19">Kerala holds the key position in cassava cultivation where it is widely grown as a food crop, while in Tamil Nadu, it is grown mainly for industrial purposes. Due to presence of cyanogenic glycosides, processing (peeling, slicing and cooking) should be done with utmost care while using tapioca as a food.</text:span><text:span text:style-name="T44"> </text:span></text:p>
      <text:p text:style-name="P67"><text:span text:style-name="T19">Although cassava is cultivated in about 13 states of India, major production is from the southern states of Kerala and Tamil Nadu. ... Cassava, which was planted in an area of 297,000 ha in 1967/68 was cultivated in only 142,000 ha</text:span><text:span text:style-name="T44"> </text:span><text:span text:style-name="T19">in Kerala in 1996/97.</text:span><text:span text:style-name="T44"> </text:span></text:p>
      <text:p text:style-name="P52"/>
      <text:p text:style-name="P52">Rubber--&gt;</text:p>
      <text:p text:style-name="P66"><text:span text:style-name="T23">Rubber is a major contributor to the agricultural gross domestic product (GDP) of Kerala (Lekshmi and George 2003). Kanyakumari district of Tamil Nadu is also a traditional rubber-growing area, but it is a small player with </text:span><text:soft-page-break/><text:span text:style-name="T23">just 2.4%</text:span><text:span text:style-name="T46"> </text:span><text:span text:style-name="T23">of the total area and 3% of the total production in the country.</text:span><text:span text:style-name="T46"> </text:span><text:span text:style-name="T19">Kerala is leading rubber plantation state in India. The first commercial rubber plantations in India were established at Thattekadu in Kerala in 1902. But wide cultivation of rubber started after 1940 in Kerala.</text:span><text:span text:style-name="T44"> </text:span><text:span text:style-name="T23">Traditional rubber-growing states comprising Kerala and Tamil Nadu</text:span><text:span text:style-name="T46"> </text:span><text:span text:style-name="T23">account for 81% of production.</text:span><text:span text:style-name="T46"> </text:span></text:p>
      <text:p text:style-name="P52"/>
      <text:p text:style-name="P52"/>
      <text:p text:style-name="P52">Madhya-Pradesh--&gt;</text:p>
      <text:p text:style-name="P52"/>
      <text:p text:style-name="P53">Soyabean--&gt;</text:p>
      <text:p text:style-name="P48">Soybean sowing in the leading oilseed producing state of Madhya Pradesh has been lagging severely even after a month of the onset of sowing season.</text:p>
      <text:p text:style-name="P72">According to the kharif sowing data from the Union Ministry of Agriculture, the soybean acreage in MP dipped to 41.86 lakh hectare (LHA) as of 15 July from 51.17 LHA in the year-ago period. This is also less than the 2018 acreage, which stood at 44.41 LHA.</text:p>
      <text:p text:style-name="P72"/>
      <text:p text:style-name="P72"/>
      <text:p text:style-name="P73">Mustard--&gt;</text:p>
      <text:p text:style-name="P74"><text:span text:style-name="T41">In the state, the district of Morena leads</text:span><text:span text:style-name="T91"> </text:span><text:span text:style-name="T41">in mustard production, with a share of 27% to the state's total production, followed by Bhind (26%), Sheopur Kala (11%), Gwalior (7%), Mandsaur (6%) and other remaining districts (23%) (Production share calculation has been done for 10 years average i.e. 2005-2014-DES, MoA).</text:span><text:span text:style-name="T91"> </text:span><text:span text:style-name="T39">Require cool and dry weather and a fair supply of soil moisture during the growing period and a dry clear weather at the time of maturity. In India they are grown in Rabi season from September-October to February-March.</text:span> </text:p>
      <text:p text:style-name="P57">Lentil--&gt;</text:p>
      <text:p text:style-name="P68"><text:span text:style-name="T27">Lentil is grown in more than 40 districts</text:span><text:span text:style-name="T54"> </text:span><text:span text:style-name="T27">of Madhya Pradesh. The Lentil crop occupied 6.12 lakh hectare areas and contributed 4.16 lakh tones production with 678 kg/ha yield during 2014-15. ... Madhya Pradesh has largest share of production, about 41.7 % of the all India production.</text:span><text:span text:style-name="T110"> </text:span><text:span text:style-name="T17">Madhya Pradesh is a major pulse-producing state in the country; it caters to 32 per cent of the country's total production. A large number of pulses are grown across multiple agro-climatic zones: Kharif: Arhar (pigeonpea ); urad (black gram); moong (green gram); barbati (cow pea), lathyrus.</text:span> </text:p>
      <text:p text:style-name="P58"/>
      <text:p text:style-name="P62">Rice / Paddy--&gt;</text:p>
      <text:p text:style-name="P42"><text:span text:style-name="T68">In M.P. rice is grown in the area of about 1929.976 thousand ha with production of 5360.905 thousand tons</text:span><text:span text:style-name="T80"> </text:span><text:span text:style-name="T68">and productivity 2789 kg / ha in the year 2013-14, which is far below than the average national productivity (3623 kg / ha).</text:span><text:span text:style-name="T119"> </text:span><text:span text:style-name="T70">India is one of the leading producers of this crop. Rice is the basic food crop and being a tropical plant, it flourishes comfortably in a hot and humid climate. Rice is mainly grown in rain-fed areas</text:span><text:span text:style-name="T77"> </text:span><text:span text:style-name="T70">that receive heavy annual rainfall.</text:span><text:span text:style-name="T122"> </text:span><text:span text:style-name="T70">In Madhya Pradesh, rice is cultivated in 41 districts. Out of which 2 districts are under medium productivity group (yield 2,000-2,500 kg/ha). There is no area/district under high productivity group in Madhya Pradesh.</text:span><text:span text:style-name="T122"> </text:span></text:p>
      <text:p text:style-name="P68"/>
      <text:p text:style-name="P63"><text:soft-page-break/>Jowar--&gt;</text:p>
      <text:p text:style-name="P63">Jowar is one of the important food and fodder cereal crops cultivated across India, Sorghum popularly known as "Jowar" in India. The advantage of this cereal crop is that it can be cultivated in both Kharif and Rabi season. Jowar is the 5th most important cereal crop in the world after rice, wheat, maize &amp; barley. The nutritional value of sorghum is same as of that of corn and that is why it is gaining importance as livestock feed. Sorghum (or) Jowar is also used for ethanol production, producing grain alcohol, starch production, production of adhesives and paper other than being used as food and feed for livestock.</text:p>
      <text:p text:style-name="P63"/>
      <text:p text:style-name="P64">Gram--&gt;</text:p>
      <text:p text:style-name="P69"><text:span text:style-name="T29">Madhya Pradesh is a major pulse-producing state in the country; it caters to 32 per cent of the country's total production. A large number of pulses are grown across multiple agro-climatic zones: Kharif: Arhar (pigeonpea ); urad (black gram); moong (green gram); barbati (cow pea), lathyrus.</text:span><text:span text:style-name="T103"> </text:span><text:span text:style-name="T17">Gram is an important rabi crop mainly sown in September-November</text:span><text:span text:style-name="T61"> </text:span><text:span text:style-name="T17">and harvested in February. Crop duration is 90-120 days, depending on the variety. Desi varieties are short duration while kabuli varieties take relatively longer period to mature.</text:span> </text:p>
      <text:p text:style-name="P69"/>
      <text:p text:style-name="P59">Arahar--&gt;</text:p>
      <text:p text:style-name="P43"><text:span text:style-name="T69">It is commonly grown in Uttar Pradesh, Madhya Pradesh, Gujarat, Bihar, Tamil Nadu and Karnataka. Being rich in protein and vitamins, Toor Dal is one of the main ingredients in many food items like dal, sambar, etc.</text:span><text:span text:style-name="T120"> </text:span><text:span text:style-name="T70">Traditional arhar varieties like C11, Bahar, Laxmi and Gwalior 3 are sown in rainfed and dry areas in the first fortnight of June, with the onset of the monsoon. These varieties are then cultivated in January and require 200-280 days for maturity.</text:span><text:span text:style-name="T122"> </text:span></text:p>
      <text:p text:style-name="P70"/>
      <text:p text:style-name="P59">Cotton--&gt;</text:p>
      <text:p text:style-name="P70"><text:span text:style-name="T30">Cotton is a Kharif</text:span><text:span text:style-name="T49"> </text:span><text:span text:style-name="T30">crop in the major parts of the country viz. Punjab, Haryana, Rajasthan, Uttar Pradesh, Madhya Pradesh, Gujarat, Maharashtra and parts of Andhra Pradesh &amp; Karnataka.</text:span><text:span text:style-name="T104"> </text:span><text:span text:style-name="T17">Khargone district</text:span><text:span text:style-name="T61"> </text:span><text:span text:style-name="T17">is one of the leading cotton producing districts. It is the primary cash crop of the district. Many cotton industries have been established here and are working successfully for many years.</text:span> <text:span text:style-name="T30">The major soil types suitable for cotton cultivation are alluvial, clayey and red sandy loam. Cotton is grown both under irrigated and rain fed conditions.</text:span><text:span text:style-name="T104"> </text:span></text:p>
      <text:p text:style-name="P59"/>
      <text:p text:style-name="P59"/>
      <text:p text:style-name="P59">West Bengal--&gt;</text:p>
      <text:p text:style-name="P59"/>
      <text:p text:style-name="P59">Paddy--&gt;</text:p>
      <text:p text:style-name="P43"><text:span text:style-name="T69">West Bengal produces 15-16 million tonnes of paddy each year</text:span><text:span text:style-name="T81"> </text:span><text:span text:style-name="T69">across the three seasons — aus, aman and boro. The kharif paddy (aus and aman) output accounts for about 70 per cent of the total production. Boro paddy is usually cultivated on land dependent on canal or irrigation facility.</text:span><text:span text:style-name="T120"> </text:span><text:span text:style-name="T67">These three seasons are named according to the season of harvest of the crop. Autumn rice is known as pre-kharif rice. The sowing of pre-kharif rice is taken up during May to August.Soils with good water retention capacity with high amount of clay and organic matter are ideal for rice cultivation.  </text:span><text:span text:style-name="T100"><text:line-break/></text:span><text:span text:style-name="T4">...</text:span><text:span text:style-name="T100"> </text:span></text:p>
      <text:p text:style-name="P71"><text:soft-page-break/>Jute--&gt;</text:p>
      <text:p text:style-name="P43"><text:span text:style-name="T69">The Jute-Rice, a very popular cropping system in Terai Zone</text:span><text:span text:style-name="T81"> </text:span><text:span text:style-name="T69">of West Bengal, is predominantly cultivated by the marginal and small farmers. The warm humid climate with occasional rainfall during pre-monsoon season in Terai Zone of the state is very suitable for the crop.</text:span><text:span text:style-name="T120"> </text:span><text:span text:style-name="T72">West Bengal</text:span><text:span text:style-name="T79"> </text:span><text:span text:style-name="T72">leads jute cultivation, along with Bihar, Assam, Orissa, Andhra Pradesh, Tripura, and Meghalaya.</text:span><text:span text:style-name="T118"> </text:span><text:span text:style-name="T69">ute is grown in the Delta region because the soil is very fertile there because the Brahmaputra and Ganges are full of minerals. The soil conditions in the Ganges delta is suitable for growing jute.</text:span><text:span text:style-name="T104"> </text:span></text:p>
      <text:p text:style-name="P71"/>
      <text:p text:style-name="P43"><text:span text:style-name="T104">Sugarcane--&gt;</text:span><text:span text:style-name="T69">West Bengal data is updated yearly, averaging 79,743.500 kg/ha</text:span><text:span text:style-name="T71"> </text:span><text:span text:style-name="T69">from Mar 2001 to 2016, with 16 observations. The data reached an all-time high of 119,232.000 kg/ha in 2016 and a record low of 56,500.000 kg/ha in 2011.</text:span><text:span text:style-name="T71"> </text:span><text:span text:style-name="T67">Depending upon the variety and sowing time it takes about 12 to 18 months to mature. In general January to march is the period of planting and December to March is</text:span><text:span text:style-name="T79"> </text:span><text:span text:style-name="T67">the period of harvesting. In some states sugarcane is grown round the year. After harvest, generally a ratoon crop is cultivated from the regrowth.</text:span><text:span text:style-name="T118"> </text:span></text:p>
      <text:p text:style-name="P60"/>
      <text:p text:style-name="P60"/>
      <text:p text:style-name="P60"/>
      <text:p text:style-name="P60"/>
      <text:p text:style-name="P61">Wheat--&gt;</text:p>
      <text:p text:style-name="P75"><text:span text:style-name="T36">In financial year 2020, about 509 thousand metric tons of wheat was produced in the eastern state of West Bengal in India. This was a significant increase in wheat production across the state from the previous fiscal year .</text:span> <text:span text:style-name="T17">It comes under the top wheat producing states in India, followed by Haryana, Punjab, and Madhya Pradesh. Uttar Pradesh has 22.5 million tons of wheat, and the weather condition is appropriate for growing wheat.</text:span> </text:p>
      <text:p text:style-name="P75"/>
      <text:p text:style-name="P81"><text:span text:style-name="T100">Maize</text:span>--&gt;</text:p>
      <text:p text:style-name="P76"><text:span text:style-name="T37">West Bengal government has decided to raise cultivation of maize in the state by 33% from the current 15 lakh metric tonnes per year to 20 lakh metric tonnes in two years' time. Maize is an important component of poultry feed and for making biofules. It is also used in food processing.</text:span><text:span text:style-name="T125"> </text:span><text:span text:style-name="T17">maize is traditionally grown in monsoon (Kharif) season, which is accompanied by high temperature (&lt;35° C) and rainfall. However, with the development of new cultivars and appropriate production technology, winter cultivation of maize has emerged as a viable alternative.</text:span> </text:p>
      <text:p text:style-name="P76"/>
      <text:p text:style-name="P81">Barley--&gt;</text:p>
      <text:p text:style-name="P76"><text:span text:style-name="T37">The crop posses vary high degree of tolerance to drought and sodic condition. Barley is mainly grown in Uttar Pradesh, Rajasthan, Punjab, Madhya Pradesh, Haryana, Bihar, Himachal Pradesh, West Bengal</text:span><text:span text:style-name="T63"> </text:span><text:span text:style-name="T37">and Jammu Kashmir.</text:span><text:span text:style-name="T125"> </text:span><text:span text:style-name="T17">Generally, Barley is cultivated as a rabi season crop in India and sowing being undertaken from Oct to Dec &amp; harvesting from Mar to May.</text:span> <text:span text:style-name="T17">In India, Barley is one of the most widely cultivated cereal crops. The major producing states are Rajasthan, U.P., Haryana and Punjab. Rajasthan amounts for about 40-50% and U.P. for 25-30% of total production.</text:span> </text:p>
      <text:p text:style-name="P76"/>
      <text:p text:style-name="P82">Potato--&gt;</text:p>
      <text:p text:style-name="P89"><text:span text:style-name="T42">Cultivation of the spud in Bengal is spread over close to 4.6 lakh hectares. Hooghly, Burdwan, Bankura, East Midnapore and West Midnapore are key growing districts. There has been around 5-7 per cent increase in acreage this year, sources said.</text:span><text:span text:style-name="T125"> </text:span><text:span text:style-name="T39">In spite of its industrial importance, Hugli</text:span><text:span text:style-name="T61"> </text:span><text:span text:style-name="T39">is one of the leading potato producing districts of West Bengal with momentous productivity.</text:span> <text:span text:style-name="T39">Potato is propagated by tubers. Tubers are thick underground stems also called stolon. Potatoes are grown in the Rabi season between October and November, when the highest and minimum temperatures are 30 Degree Celsius and 20 degrees Celsius, respectively</text:span> </text:p>
      <text:p text:style-name="P89"/>
      <text:p text:style-name="P89"><text:soft-page-break/></text:p>
      <text:p text:style-name="P83">Panjab=&gt;</text:p>
      <text:p text:style-name="P83"/>
      <text:p text:style-name="P83">Wheat--&gt;</text:p>
      <text:p text:style-name="P77"><text:span text:style-name="T92">Punjab may have emerged as the biggest wheat producing state again a year after losing the tag to Madhya Pradesh, but the average per hectare yield of the rabi crop in the state has gone down by nearly 3% or 143 kg/hectare.</text:span><text:span text:style-name="T105"> </text:span><text:span text:style-name="T31">Wheat was sown over 35.1 lakh hectares</text:span><text:span text:style-name="T50"> </text:span><text:span text:style-name="T31">in the state this year as compared to 35.21 lakh hectares in the previous rabi season. In 2019-20, Punjab had an average per hectare yield of 5,004 kg that dipped to 4,861 kg this year.</text:span><text:span text:style-name="T105"> </text:span><text:span text:style-name="T17">Wheat, the main winter crop, is sown between late October till December</text:span><text:span text:style-name="T61"> </text:span><text:span text:style-name="T17">while the harvesting will start from April onwards.</text:span> </text:p>
      <text:p text:style-name="P77"/>
      <text:p text:style-name="P83">Rice--&gt;</text:p>
      <text:p text:style-name="P77"><text:span text:style-name="T31">Punjab has brought 27.36 lakh hectares</text:span><text:span text:style-name="T50"> </text:span><text:span text:style-name="T31">under rice cultivation this year which included nearly 20.86 lakh hectares paddy and remaining under Basmati crop while last year the area under rice was 29.20 lakh hectares that included 22.91 lakh hectares paddy and remaining 6.29 lakh hectares under Basmati.</text:span><text:span text:style-name="T105"> </text:span><text:span text:style-name="T17">The main rice growing season in the country is the 'Kharif'. It is known as winter rice as per the harvesting time. The sowing time of winter (kharif) rice is June-July and it is harvested in November-December.</text:span> </text:p>
      <text:p text:style-name="P77"/>
      <text:p text:style-name="P91"/>
      <text:p text:style-name="P91"/>
      <text:p text:style-name="P91"/>
      <text:p text:style-name="P91"/>
      <text:p text:style-name="P91">Maize--&gt;</text:p>
      <text:p text:style-name="P90"><text:span text:style-name="T127">Maize Can Play Important Role In Crop Diversification Policy Of The State. It Is Used In Poultry And Animal Feed And For The Manufacture Of Starch, Glucose, Corn Flakes. It Is Also Used As A Human Food (Makki Di Roti) In Winter Season As A Special Delicious Recipe In Combination With Sarson Ka-Sag.</text:span><text:span text:style-name="T126"> </text:span><text:span text:style-name="T39">Maize crop is mainly sown in the districts of Hoshiarpur, Roopnagar, Shaheed Bhagat Singh Nagar, Amritsar, Gurdaspur, Jalandhar, Kapurthala, Patiala, Ludhiana, SAS Nagar and Fatehgarh Sahib</text:span><text:span text:style-name="T61"> </text:span><text:span text:style-name="T39">in the state.</text:span> </text:p>
      <text:p text:style-name="P90"/>
      <text:p text:style-name="P84">Sugarcane--&gt;</text:p>
      <text:p text:style-name="P78"><text:span text:style-name="T32">In Punjab, planting season of sugarcane is from September to October and February to March. Sugarcane takes generally one year to mature therefore called as Eksali. Row spacing is ranges from 60-120 cm for sub-tropical regions. Sow the sugarcane at depth of 3-4 cm and cover it with soil.</text:span><text:span text:style-name="T106"> </text:span><text:span text:style-name="T17">Approximately, 1.10 lakh hectares</text:span><text:span text:style-name="T61"> </text:span><text:span text:style-name="T17">is under sugarcane production in the state and about 660 lakh quintals of cane would be crushed by the sugar mills.</text:span> <text:span text:style-name="T17">The cropping intensity was the highest to the tune of 262 per cent in Amritsar district</text:span><text:span text:style-name="T61"> </text:span><text:span text:style-name="T17">and the lowest at 139 per cent in Pathankot district.</text:span> </text:p>
      <text:p text:style-name="P78"/>
      <text:p text:style-name="P84">Cotton--&gt;</text:p>
      <text:p text:style-name="P78"><text:span text:style-name="T32">Cotton is a water thirsty crop and around 6% of the water for irrigation in is used for its cultivation. ... It is vital kharif crop</text:span><text:span text:style-name="T51"> </text:span><text:span text:style-name="T32">of Punjab. The average lint yield of the State is around 697 kg per hectare.</text:span><text:span text:style-name="T106"> </text:span><text:span text:style-name="T17">In Punjab and Haryana, Bt cotton is sown in over 95% of the total area, the rest 5% cotton is usually the indigenous (desi) cotton varieties. Cotton is usually planted from mid April to till late May</text:span><text:span text:style-name="T61"> </text:span><text:span text:style-name="T17">in most parts of the two States.</text:span> <text:span text:style-name="T17">Cotton is a major kharif crop for the semi-arid region</text:span><text:span text:style-name="T61"> </text:span><text:span text:style-name="T17">of Punjab. It is sown in seven districts, but cotton is an economic lifeline for farmers for four districts of Fazilka, Bathinda, Mansa and Muktsar.</text:span> </text:p>
      <text:p text:style-name="P78"/>
      <text:p text:style-name="P85">Jowar--&gt;</text:p>
      <text:p text:style-name="P92"><text:s/>Jowar is one of the important food and fodder cereal crops cultivated across India, Sorghum popularly known as "Jowar" in India. The advantage of this cereal crop is that it can be cultivated in both Kharif and Rabi season. Jowar is the 5th most important cereal crop in the world after rice, wheat, maize &amp; barley. The nutritional value of sorghum is same as of that of corn and that is why it is gaining importance as livestock feed. Sorghum (or) Jowar is also used for ethanol production, producing grain alcohol, starch production, production of adhesives and paper other than being used as food and feed for livestock.</text:p>
      <text:p text:style-name="P92"><text:soft-page-break/></text:p>
      <text:p text:style-name="P88">Bajara--&gt;</text:p>
      <text:p text:style-name="P79"><text:span text:style-name="T93">Bajra or pearl millet is widely grown millet in the world. It can tolerate drought, thats why it is well adopted in region of scanty rainfall. India is largest producer of Bajra. Along with human consumption, it is used for fodder purpose, its stalk are used to feed animals.</text:span><text:span text:style-name="T107"> </text:span><text:span text:style-name="T17">In 2002-03 in Punjab approximately 0.8 thousand hectare land</text:span><text:span text:style-name="T61"> </text:span><text:span text:style-name="T17">is used for Bajra cultivation and gave an average yield of 3.9qtl/acre. The total yield of bajra is 0.8 thousand ton. In Punjab the major bajra producing areas are Bathinda, Faridkot, Firozpur, Mansa, Moga and Sangrur.</text:span> </text:p>
      <text:p text:style-name="P79"/>
      <text:p text:style-name="P87">SunFlower--&gt;</text:p>
      <text:p text:style-name="P79"><text:span text:style-name="T28">"In Punjab, the total area under sunflower has increased because of the lucrative prices the farmers received in the last produce. It was about 15,000 hectares last year. But now 5,000 hectares of farming has increased. Most of the sunflower farming takes place in Kapurthala, Ropar and Jalandhar Districts.</text:span><text:span text:style-name="T111"> </text:span><text:span text:style-name="T17">Seeds can be sown successfully from January to June</text:span><text:span text:style-name="T61"> </text:span><text:span text:style-name="T17">for flowering during summer and the rainy season. A light application of fertilizer mixed in at planting time will encourage strong root growth to protect them from blowing over in the wind.</text:span> <text:span text:style-name="T47">Most sunflowers are annuals. They germinate in late spring, bloom during the summer</text:span><text:span text:style-name="T61"> </text:span><text:span text:style-name="T47">and die back at the first frost of fall. When considering how to grow a sunflower that lasts all summer, the best plan is to plant your sunflowers every few weeks to extend bloom time.</text:span> </text:p>
      <text:p text:style-name="P79"/>
      <text:p text:style-name="P86"/>
      <text:p text:style-name="P86"/>
      <text:p text:style-name="P86"/>
      <text:p text:style-name="P86"/>
      <text:p text:style-name="P86">Mustard--&gt;</text:p>
      <text:p text:style-name="P80"><text:span text:style-name="T33">The figures of Punjab Agricultural department revealed that the mustard/ rapeseed mustard crop,</text:span><text:span text:style-name="T34">+</text:span><text:span text:style-name="T33"> covered around 1.58 lakh hectares area under it in early 90s which came down to 1.20 lakh hectares in 1995-96. And now over the past several years, the area under has stayed between 32,000 to 35,000 hectares only.</text:span><text:span text:style-name="T108"> </text:span><text:span text:style-name="T47">Require cool and dry weather and a fair supply of soil moisture during the growing period and a dry clear weather at the time of maturity. In India they are grown in Rabi season from September-October to February-March.</text:span> </text:p>
      <text:p text:style-name="P80"><text:span text:style-name="T61">“</text:span><text:span text:style-name="T17">In the last season, private players were offering from ₹3,300 to ₹3,500 per quintal but gradually mustard rates touched </text:span><text:span text:style-name="T61">₹</text:span><text:span text:style-name="T17">4,500</text:span><text:span text:style-name="T61"> </text:span><text:span text:style-name="T17">against the MSP of ₹4,425.</text:span> </text:p>
      <text:p text:style-name="P80"/>
      <text:p text:style-name="P86">Potato--&gt;</text:p>
      <text:p text:style-name="P80"><text:span text:style-name="T33">Potato is a major vegetable crop cultivated on more than 89993 ha area with annual production of 22.6 Lakhs tonnes</text:span><text:span text:style-name="T52"> </text:span><text:span text:style-name="T33">in the Punjab state </text:span><text:span text:style-name="T108"> </text:span><text:span text:style-name="T17">In plains of Haryana, Punjab, Uttar Pradesh, Bihar and West Bengal spring crop is sown in January</text:span><text:span text:style-name="T61"> </text:span><text:span text:style-name="T17">while the main crop in the 1st week of October. In the states of Madhya Pradesh, Maharashtra and Karnataka the kharif crop is sown by end of June while rabi crop is sown from mid of October-November.</text:span> <text:span text:style-name="T17">Potato is propagated by tubers. Tubers are thick underground stems also called stolon. Potatoes are grown in the Rabi season between October and November, when the highest and minimum temperatures are 30 Degree Celsius and 20 degrees Celsius, respectively.</text:span> </text:p>
      <text:p text:style-name="P80"/>
      <text:p text:style-name="P86">Onion--&gt;</text:p>
      <text:p text:style-name="P80"><text:span text:style-name="T89">Farmers in Punjab have traditionally considered onion a Rabi crop and have grown the vegetable only between November and April. Punjab's horticulture department, however, thinks onion can be grown during Kharif season too. It has started motivating farmers to go for onion during the coming Kharif season and is providing prepared plants to interested farmers.</text:span><text:span text:style-name="T33"> Farmers in Punjab have traditionally considered onion a Rabi crop and have grown the vegetable only between November and April. ... At present, nearly 500 to 600 hectares are dedicated to Kharif onion, against the 8,119 hectares under Rabi onion.</text:span><text:span text:style-name="T108"> </text:span><text:span text:style-name="T17">Growers generally plant 75,000 to 120,000 onions</text:span><text:span text:style-name="T61"> </text:span><text:span text:style-name="T17">per acre in single rows with 2 inches between plants in the row and 24 inches between rows.</text:span> </text:p>
      <text:p text:style-name="P80"/>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2" svg:font-family="Arial, Helvetica, sans-serif"/>
    <style:font-face style:name="Faustina" svg:font-family="Faustina, Georgia, serif"/>
    <style:font-face style:name="Garamond" svg:font-family="Garamond"/>
    <style:font-face style:name="Georgia" svg:font-family="Georgia, 'Times New Roman', Times, serif"/>
    <style:font-face style:name="Lato" svg:font-family="Lato, sans-serif"/>
    <style:font-face style:name="Montserrat" svg:font-family="Montserrat, Verdana, arial, sans-serif"/>
    <style:font-face style:name="Muli" svg:font-family="Muli, sans-serif"/>
    <style:font-face style:name="Open Sans" svg:font-family="'Open Sans', sans-serif"/>
    <style:font-face style:name="Roboto" svg:font-family="Roboto, Arial, sans-serif"/>
    <style:font-face style:name="arial" svg:font-family="arial, sans-serif"/>
    <style:font-face style:name="tenor sans" svg:font-family="'tenor sans', 'open sans', 'helvetica neue', 'gill sans', sans-serif"/>
    <style:font-face style:name="Lucida Sans1" svg:font-family="'Lucida Sans'"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6T23:37:20.161000000</meta:creation-date>
    <dc:date>2021-11-18T12:30:05.591000000</dc:date>
    <meta:editing-duration>PT53M59S</meta:editing-duration>
    <meta:editing-cycles>9</meta:editing-cycles>
    <meta:generator>LibreOffice/7.1.0.3$Windows_X86_64 LibreOffice_project/f6099ecf3d29644b5008cc8f48f42f4a40986e4c</meta:generator>
    <meta:document-statistic meta:table-count="0" meta:image-count="0" meta:object-count="0" meta:page-count="10" meta:paragraph-count="125" meta:word-count="5524" meta:character-count="32984" meta:non-whitespace-character-count="27583"/>
  </office:meta>
</office:document-meta>
</file>